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9.98cm" svg:y="16.227cm">
            <draw:object draw:notify-on-update-of-ranges="Planilha1.C40:Planilha1.C40 Planilha1.C41:Planilha1.C55 Planilha1.D40:Planilha1.D40 Planilha1.D41:Planilha1.D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8" table:default-cell-style-name="Default"/>
        <table:table-row table:style-name="ro1">
          <table:table-cell table:number-columns-repeated="2"/>
          <table:table-cell table:style-name="Default"/>
          <table:table-cell table:number-columns-repeated="2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Variáveis 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valiação</text:p>
          </table:table-cell>
          <table:table-cell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float" office:value="9.033788681" calcext:value-type="float">
            <text:p>9,033788681</text:p>
          </table:table-cell>
          <table:table-cell office:value-type="float" office:value="52.811681" calcext:value-type="float">
            <text:p>52,811681</text:p>
          </table:table-cell>
          <table:table-cell table:style-name="ce2" office:value-type="float" office:value="9.840467453" calcext:value-type="float">
            <text:p>9,840467453</text:p>
          </table:table-cell>
          <table:table-cell table:style-name="ce2" office:value-type="float" office:value="68.298472" calcext:value-type="float">
            <text:p>68,298472</text:p>
          </table:table-cell>
          <table:table-cell table:style-name="ce2" office:value-type="float" office:value="15.0021362305" calcext:value-type="float">
            <text:p>15,0021362305</text:p>
          </table:table-cell>
          <table:table-cell table:style-name="ce2" office:value-type="float" office:value="71.380786" calcext:value-type="float">
            <text:p>71,380786</text:p>
          </table:table-cell>
          <table:table-cell table:style-name="ce2" office:value-type="float" office:value="22.2594547272" calcext:value-type="float">
            <text:p>22,2594547272</text:p>
          </table:table-cell>
          <table:table-cell table:style-name="ce2" office:value-type="float" office:value="80.080801" calcext:value-type="float">
            <text:p>80,080801</text:p>
          </table:table-cell>
          <table:table-cell table:style-name="ce2" office:value-type="float" office:value="31.7402763367" calcext:value-type="float">
            <text:p>31,7402763367</text:p>
          </table:table-cell>
          <table:table-cell table:style-name="ce2" office:value-type="float" office:value="91.463467" calcext:value-type="float">
            <text:p>91,463467</text:p>
          </table:table-cell>
          <table:table-cell table:style-name="ce2" office:value-type="float" office:value="43.077960968" calcext:value-type="float">
            <text:p>43,077960968</text:p>
          </table:table-cell>
          <table:table-cell table:style-name="ce2" office:value-type="float" office:value="101.617672" calcext:value-type="float">
            <text:p>101,617672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office:value-type="float" office:value="70.3100891113" calcext:value-type="float">
            <text:p>70,3100891113</text:p>
          </table:table-cell>
          <table:table-cell table:style-name="ce2" office:value-type="float" office:value="129.392953" calcext:value-type="float">
            <text:p>129,392953</text:p>
          </table:table-cell>
          <table:table-cell table:style-name="ce2" office:value-type="float" office:value="77.0041351318" calcext:value-type="float">
            <text:p>77,0041351318</text:p>
          </table:table-cell>
          <table:table-cell table:style-name="ce2" office:value-type="float" office:value="137.138186" calcext:value-type="float">
            <text:p>137,13818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0331287384" calcext:value-type="float">
            <text:p>9,0331287384</text:p>
          </table:table-cell>
          <table:table-cell office:value-type="float" office:value="52.60693" calcext:value-type="float">
            <text:p>52,60693</text:p>
          </table:table-cell>
          <table:table-cell table:style-name="ce2" office:value-type="float" office:value="9.8390474319" calcext:value-type="float">
            <text:p>9,8390474319</text:p>
          </table:table-cell>
          <table:table-cell table:style-name="ce2" office:value-type="float" office:value="68.357805" calcext:value-type="float">
            <text:p>68,357805</text:p>
          </table:table-cell>
          <table:table-cell table:style-name="ce2" office:value-type="float" office:value="14.9986505508" calcext:value-type="float">
            <text:p>14,9986505508</text:p>
          </table:table-cell>
          <table:table-cell table:style-name="ce2" office:value-type="float" office:value="71.401013" calcext:value-type="float">
            <text:p>71,401013</text:p>
          </table:table-cell>
          <table:table-cell table:style-name="ce2" office:value-type="float" office:value="22.2647037506" calcext:value-type="float">
            <text:p>22,2647037506</text:p>
          </table:table-cell>
          <table:table-cell table:style-name="ce2" office:value-type="float" office:value="80.110155" calcext:value-type="float">
            <text:p>80,110155</text:p>
          </table:table-cell>
          <table:table-cell table:style-name="ce2" office:value-type="float" office:value="31.7660636902" calcext:value-type="float">
            <text:p>31,7660636902</text:p>
          </table:table-cell>
          <table:table-cell table:style-name="ce2" office:value-type="float" office:value="91.566631" calcext:value-type="float">
            <text:p>91,566631</text:p>
          </table:table-cell>
          <table:table-cell table:style-name="ce2" office:value-type="float" office:value="43.078994751" calcext:value-type="float">
            <text:p>43,078994751</text:p>
          </table:table-cell>
          <table:table-cell table:style-name="ce2" office:value-type="float" office:value="102.195093" calcext:value-type="float">
            <text:p>102,195093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office:value-type="float" office:value="70.3116455078" calcext:value-type="float">
            <text:p>70,3116455078</text:p>
          </table:table-cell>
          <table:table-cell table:style-name="ce2" office:value-type="float" office:value="129.173991" calcext:value-type="float">
            <text:p>129,173991</text:p>
          </table:table-cell>
          <table:table-cell table:style-name="ce2" office:value-type="float" office:value="76.9998321533" calcext:value-type="float">
            <text:p>76,9998321533</text:p>
          </table:table-cell>
          <table:table-cell table:style-name="ce2" office:value-type="float" office:value="137.168681" calcext:value-type="float">
            <text:p>137,16868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0306816101" calcext:value-type="float">
            <text:p>9,0306816101</text:p>
          </table:table-cell>
          <table:table-cell office:value-type="float" office:value="52.63064" calcext:value-type="float">
            <text:p>52,63064</text:p>
          </table:table-cell>
          <table:table-cell table:style-name="ce2" office:value-type="float" office:value="9.8394737244" calcext:value-type="float">
            <text:p>9,8394737244</text:p>
          </table:table-cell>
          <table:table-cell table:style-name="ce2" office:value-type="float" office:value="68.396296" calcext:value-type="float">
            <text:p>68,396296</text:p>
          </table:table-cell>
          <table:table-cell table:style-name="ce2" office:value-type="float" office:value="15.0029716492" calcext:value-type="float">
            <text:p>15,0029716492</text:p>
          </table:table-cell>
          <table:table-cell table:style-name="ce2" office:value-type="float" office:value="71.484329" calcext:value-type="float">
            <text:p>71,484329</text:p>
          </table:table-cell>
          <table:table-cell table:style-name="ce2" office:value-type="float" office:value="22.2552108765" calcext:value-type="float">
            <text:p>22,2552108765</text:p>
          </table:table-cell>
          <table:table-cell table:style-name="ce2" office:value-type="float" office:value="80.028309" calcext:value-type="float">
            <text:p>80,028309</text:p>
          </table:table-cell>
          <table:table-cell table:style-name="ce2" office:value-type="float" office:value="31.7429656982" calcext:value-type="float">
            <text:p>31,7429656982</text:p>
          </table:table-cell>
          <table:table-cell table:style-name="ce2" office:value-type="float" office:value="91.609994" calcext:value-type="float">
            <text:p>91,609994</text:p>
          </table:table-cell>
          <table:table-cell table:style-name="ce2" office:value-type="float" office:value="43.0779418945" calcext:value-type="float">
            <text:p>43,0779418945</text:p>
          </table:table-cell>
          <table:table-cell table:style-name="ce2" office:value-type="float" office:value="101.385337" calcext:value-type="float">
            <text:p>101,385337</text:p>
          </table:table-cell>
          <table:table-cell table:style-name="ce2" office:value-type="float" office:value="56.4804763794" calcext:value-type="float">
            <text:p>56,4804763794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office:value-type="float" office:value="70.3134765625" calcext:value-type="float">
            <text:p>70,3134765625</text:p>
          </table:table-cell>
          <table:table-cell table:style-name="ce2" office:value-type="float" office:value="129.510971" calcext:value-type="float">
            <text:p>129,510971</text:p>
          </table:table-cell>
          <table:table-cell table:style-name="ce2" office:value-type="float" office:value="77.0042037964" calcext:value-type="float">
            <text:p>77,0042037964</text:p>
          </table:table-cell>
          <table:table-cell table:style-name="ce2" office:value-type="float" office:value="136.469139" calcext:value-type="float">
            <text:p>136,469139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0306625366" calcext:value-type="float">
            <text:p>9,0306625366</text:p>
          </table:table-cell>
          <table:table-cell office:value-type="float" office:value="52.668652" calcext:value-type="float">
            <text:p>52,668652</text:p>
          </table:table-cell>
          <table:table-cell table:style-name="ce2" office:value-type="float" office:value="9.8420648575" calcext:value-type="float">
            <text:p>9,8420648575</text:p>
          </table:table-cell>
          <table:table-cell table:style-name="ce2" office:value-type="float" office:value="68.284881" calcext:value-type="float">
            <text:p>68,284881</text:p>
          </table:table-cell>
          <table:table-cell table:style-name="ce2" office:value-type="float" office:value="15.0011253357" calcext:value-type="float">
            <text:p>15,0011253357</text:p>
          </table:table-cell>
          <table:table-cell table:style-name="ce2" office:value-type="float" office:value="71.26715" calcext:value-type="float">
            <text:p>71,26715</text:p>
          </table:table-cell>
          <table:table-cell table:style-name="ce2" office:value-type="float" office:value="22.2567481995" calcext:value-type="float">
            <text:p>22,2567481995</text:p>
          </table:table-cell>
          <table:table-cell table:style-name="ce2" office:value-type="float" office:value="80.041268" calcext:value-type="float">
            <text:p>80,041268</text:p>
          </table:table-cell>
          <table:table-cell table:style-name="ce2" office:value-type="float" office:value="31.7593307495" calcext:value-type="float">
            <text:p>31,7593307495</text:p>
          </table:table-cell>
          <table:table-cell table:style-name="ce2" office:value-type="float" office:value="92.175794" calcext:value-type="float">
            <text:p>92,175794</text:p>
          </table:table-cell>
          <table:table-cell table:style-name="ce2" office:value-type="float" office:value="43.079990387" calcext:value-type="float">
            <text:p>43,079990387</text:p>
          </table:table-cell>
          <table:table-cell table:style-name="ce2" office:value-type="float" office:value="101.365966" calcext:value-type="float">
            <text:p>101,365966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table:style-name="ce2" office:value-type="float" office:value="9.033531189" calcext:value-type="float">
            <text:p>9,033531189</text:p>
          </table:table-cell>
          <table:table-cell office:value-type="float" office:value="52.692702" calcext:value-type="float">
            <text:p>52,692702</text:p>
          </table:table-cell>
          <table:table-cell table:style-name="ce2" office:value-type="float" office:value="9.8391284943" calcext:value-type="float">
            <text:p>9,8391284943</text:p>
          </table:table-cell>
          <table:table-cell table:style-name="ce2" office:value-type="float" office:value="68.195678" calcext:value-type="float">
            <text:p>68,195678</text:p>
          </table:table-cell>
          <table:table-cell table:style-name="ce2" office:value-type="float" office:value="14.9977674484" calcext:value-type="float">
            <text:p>14,9977674484</text:p>
          </table:table-cell>
          <table:table-cell table:style-name="ce2" office:value-type="float" office:value="71.381675" calcext:value-type="float">
            <text:p>71,381675</text:p>
          </table:table-cell>
          <table:table-cell table:style-name="ce2" office:value-type="float" office:value="22.2467556" calcext:value-type="float">
            <text:p>22,2467556</text:p>
          </table:table-cell>
          <table:table-cell table:style-name="ce2" office:value-type="float" office:value="80.030377" calcext:value-type="float">
            <text:p>80,030377</text:p>
          </table:table-cell>
          <table:table-cell table:style-name="ce2" office:value-type="float" office:value="31.7526359558" calcext:value-type="float">
            <text:p>31,7526359558</text:p>
          </table:table-cell>
          <table:table-cell table:style-name="ce2" office:value-type="float" office:value="91.45674" calcext:value-type="float">
            <text:p>91,45674</text:p>
          </table:table-cell>
          <table:table-cell table:style-name="ce2" office:value-type="float" office:value="43.0804290771" calcext:value-type="float">
            <text:p>43,0804290771</text:p>
          </table:table-cell>
          <table:table-cell table:style-name="ce2" office:value-type="float" office:value="101.477631" calcext:value-type="float">
            <text:p>101,477631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13920975" calcext:value-type="float">
            <text:p>9,0313920975</text:p>
          </table:table-cell>
          <table:table-cell office:value-type="float" office:value="53.026203" calcext:value-type="float">
            <text:p>53,026203</text:p>
          </table:table-cell>
          <table:table-cell table:style-name="ce2" office:value-type="float" office:value="9.8391618729" calcext:value-type="float">
            <text:p>9,8391618729</text:p>
          </table:table-cell>
          <table:table-cell table:style-name="ce2" office:value-type="float" office:value="68.308477" calcext:value-type="float">
            <text:p>68,308477</text:p>
          </table:table-cell>
          <table:table-cell table:style-name="ce2" office:value-type="float" office:value="15.0081806183" calcext:value-type="float">
            <text:p>15,0081806183</text:p>
          </table:table-cell>
          <table:table-cell table:style-name="ce2" office:value-type="float" office:value="71.249132" calcext:value-type="float">
            <text:p>71,249132</text:p>
          </table:table-cell>
          <table:table-cell table:style-name="ce2" office:value-type="float" office:value="22.2538566589" calcext:value-type="float">
            <text:p>22,2538566589</text:p>
          </table:table-cell>
          <table:table-cell table:style-name="ce2" office:value-type="float" office:value="80.253904" calcext:value-type="float">
            <text:p>80,253904</text:p>
          </table:table-cell>
          <table:table-cell table:style-name="ce2" office:value-type="float" office:value="31.7631931305" calcext:value-type="float">
            <text:p>31,7631931305</text:p>
          </table:table-cell>
          <table:table-cell table:style-name="ce2" office:value-type="float" office:value="91.472891" calcext:value-type="float">
            <text:p>91,472891</text:p>
          </table:table-cell>
          <table:table-cell table:style-name="ce2" office:value-type="float" office:value="43.0777740479" calcext:value-type="float">
            <text:p>43,0777740479</text:p>
          </table:table-cell>
          <table:table-cell table:style-name="ce2" office:value-type="float" office:value="101.436266" calcext:value-type="float">
            <text:p>101,436266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15494537" calcext:value-type="float">
            <text:p>9,0315494537</text:p>
          </table:table-cell>
          <table:table-cell office:value-type="float" office:value="52.702821" calcext:value-type="float">
            <text:p>52,702821</text:p>
          </table:table-cell>
          <table:table-cell table:style-name="ce2" office:value-type="float" office:value="9.8387069702" calcext:value-type="float">
            <text:p>9,8387069702</text:p>
          </table:table-cell>
          <table:table-cell table:style-name="ce2" office:value-type="float" office:value="68.704394" calcext:value-type="float">
            <text:p>68,704394</text:p>
          </table:table-cell>
          <table:table-cell table:style-name="ce2" office:value-type="float" office:value="15.000125885" calcext:value-type="float">
            <text:p>15,000125885</text:p>
          </table:table-cell>
          <table:table-cell table:style-name="ce2" office:value-type="float" office:value="71.363937" calcext:value-type="float">
            <text:p>71,363937</text:p>
          </table:table-cell>
          <table:table-cell table:style-name="ce2" office:value-type="float" office:value="22.2574462891" calcext:value-type="float">
            <text:p>22,2574462891</text:p>
          </table:table-cell>
          <table:table-cell table:style-name="ce2" office:value-type="float" office:value="79.905701" calcext:value-type="float">
            <text:p>79,905701</text:p>
          </table:table-cell>
          <table:table-cell table:style-name="ce2" office:value-type="float" office:value="31.760591507" calcext:value-type="float">
            <text:p>31,760591507</text:p>
          </table:table-cell>
          <table:table-cell table:style-name="ce2" office:value-type="float" office:value="91.478964" calcext:value-type="float">
            <text:p>91,478964</text:p>
          </table:table-cell>
          <table:table-cell table:style-name="ce2" office:value-type="float" office:value="43.0791473389" calcext:value-type="float">
            <text:p>43,0791473389</text:p>
          </table:table-cell>
          <table:table-cell table:style-name="ce2" office:value-type="float" office:value="101.325801" calcext:value-type="float">
            <text:p>101,325801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09553146" calcext:value-type="float">
            <text:p>9,0309553146</text:p>
          </table:table-cell>
          <table:table-cell office:value-type="float" office:value="52.558008" calcext:value-type="float">
            <text:p>52,558008</text:p>
          </table:table-cell>
          <table:table-cell table:style-name="ce2" office:value-type="float" office:value="9.8386354446" calcext:value-type="float">
            <text:p>9,8386354446</text:p>
          </table:table-cell>
          <table:table-cell table:style-name="ce2" office:value-type="float" office:value="68.261639" calcext:value-type="float">
            <text:p>68,261639</text:p>
          </table:table-cell>
          <table:table-cell table:style-name="ce2" office:value-type="float" office:value="15.0085706711" calcext:value-type="float">
            <text:p>15,0085706711</text:p>
          </table:table-cell>
          <table:table-cell table:style-name="ce2" office:value-type="float" office:value="71.495104" calcext:value-type="float">
            <text:p>71,495104</text:p>
          </table:table-cell>
          <table:table-cell table:style-name="ce2" office:value-type="float" office:value="22.2514972687" calcext:value-type="float">
            <text:p>22,2514972687</text:p>
          </table:table-cell>
          <table:table-cell table:style-name="ce2" office:value-type="float" office:value="80.123779" calcext:value-type="float">
            <text:p>80,123779</text:p>
          </table:table-cell>
          <table:table-cell table:style-name="ce2" office:value-type="float" office:value="31.7448940277" calcext:value-type="float">
            <text:p>31,7448940277</text:p>
          </table:table-cell>
          <table:table-cell table:style-name="ce2" office:value-type="float" office:value="91.467378" calcext:value-type="float">
            <text:p>91,467378</text:p>
          </table:table-cell>
          <table:table-cell table:style-name="ce2" office:value-type="float" office:value="43.0780715942" calcext:value-type="float">
            <text:p>43,0780715942</text:p>
          </table:table-cell>
          <table:table-cell table:style-name="ce2" office:value-type="float" office:value="101.392697" calcext:value-type="float">
            <text:p>101,392697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22322845" calcext:value-type="float">
            <text:p>9,0322322845</text:p>
          </table:table-cell>
          <table:table-cell office:value-type="float" office:value="52.59126" calcext:value-type="float">
            <text:p>52,59126</text:p>
          </table:table-cell>
          <table:table-cell table:style-name="ce2" office:value-type="float" office:value="9.8393754959" calcext:value-type="float">
            <text:p>9,8393754959</text:p>
          </table:table-cell>
          <table:table-cell table:style-name="ce2" office:value-type="float" office:value="68.36348" calcext:value-type="float">
            <text:p>68,36348</text:p>
          </table:table-cell>
          <table:table-cell table:style-name="ce2" office:value-type="float" office:value="15.0027112961" calcext:value-type="float">
            <text:p>15,0027112961</text:p>
          </table:table-cell>
          <table:table-cell table:style-name="ce2" office:value-type="float" office:value="71.369719" calcext:value-type="float">
            <text:p>71,369719</text:p>
          </table:table-cell>
          <table:table-cell table:style-name="ce2" office:value-type="float" office:value="22.2578411102" calcext:value-type="float">
            <text:p>22,2578411102</text:p>
          </table:table-cell>
          <table:table-cell table:style-name="ce2" office:value-type="float" office:value="80.127379" calcext:value-type="float">
            <text:p>80,127379</text:p>
          </table:table-cell>
          <table:table-cell table:style-name="ce2" office:value-type="float" office:value="31.7575321198" calcext:value-type="float">
            <text:p>31,7575321198</text:p>
          </table:table-cell>
          <table:table-cell table:style-name="ce2" office:value-type="float" office:value="91.551735" calcext:value-type="float">
            <text:p>91,551735</text:p>
          </table:table-cell>
          <table:table-cell table:style-name="ce2" office:value-type="float" office:value="43.0781784058" calcext:value-type="float">
            <text:p>43,0781784058</text:p>
          </table:table-cell>
          <table:table-cell table:style-name="ce2" office:value-type="float" office:value="101.439443" calcext:value-type="float">
            <text:p>101,439443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2078743" calcext:value-type="float">
            <text:p>9,032078743</text:p>
          </table:table-cell>
          <table:table-cell office:value-type="float" office:value="52.684683" calcext:value-type="float">
            <text:p>52,684683</text:p>
          </table:table-cell>
          <table:table-cell table:style-name="ce2" office:value-type="float" office:value="9.8399934769" calcext:value-type="float">
            <text:p>9,8399934769</text:p>
          </table:table-cell>
          <table:table-cell table:style-name="ce2" office:value-type="float" office:value="68.323343" calcext:value-type="float">
            <text:p>68,323343</text:p>
          </table:table-cell>
          <table:table-cell table:style-name="ce2" office:value-type="float" office:value="15.0015001297" calcext:value-type="float">
            <text:p>15,0015001297</text:p>
          </table:table-cell>
          <table:table-cell table:style-name="ce2" office:value-type="float" office:value="71.379007" calcext:value-type="float">
            <text:p>71,379007</text:p>
          </table:table-cell>
          <table:table-cell table:style-name="ce2" office:value-type="float" office:value="22.2523860931" calcext:value-type="float">
            <text:p>22,2523860931</text:p>
          </table:table-cell>
          <table:table-cell table:style-name="ce2" office:value-type="float" office:value="80.103632" calcext:value-type="float">
            <text:p>80,103632</text:p>
          </table:table-cell>
          <table:table-cell table:style-name="ce2" office:value-type="float" office:value="31.7417945862" calcext:value-type="float">
            <text:p>31,7417945862</text:p>
          </table:table-cell>
          <table:table-cell table:style-name="ce2" office:value-type="float" office:value="91.383829" calcext:value-type="float">
            <text:p>91,383829</text:p>
          </table:table-cell>
          <table:table-cell table:style-name="ce2" office:value-type="float" office:value="43.0802841187" calcext:value-type="float">
            <text:p>43,0802841187</text:p>
          </table:table-cell>
          <table:table-cell table:style-name="ce2" office:value-type="float" office:value="101.432107" calcext:value-type="float">
            <text:p>101,432107</text:p>
          </table:table-cell>
          <table:table-cell table:style-name="ce2" office:value-type="float" office:value="56.4804763794" calcext:value-type="float">
            <text:p>56,4804763794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11441422" calcext:value-type="float">
            <text:p>9,0311441422</text:p>
          </table:table-cell>
          <table:table-cell office:value-type="float" office:value="52.754044" calcext:value-type="float">
            <text:p>52,754044</text:p>
          </table:table-cell>
          <table:table-cell table:style-name="ce2" office:value-type="float" office:value="9.8399381638" calcext:value-type="float">
            <text:p>9,8399381638</text:p>
          </table:table-cell>
          <table:table-cell table:style-name="ce2" office:value-type="float" office:value="68.397755" calcext:value-type="float">
            <text:p>68,397755</text:p>
          </table:table-cell>
          <table:table-cell table:style-name="ce2" office:value-type="float" office:value="15.0079088211" calcext:value-type="float">
            <text:p>15,0079088211</text:p>
          </table:table-cell>
          <table:table-cell table:style-name="ce2" office:value-type="float" office:value="71.474478" calcext:value-type="float">
            <text:p>71,474478</text:p>
          </table:table-cell>
          <table:table-cell table:style-name="ce2" office:value-type="float" office:value="22.2623691559" calcext:value-type="float">
            <text:p>22,2623691559</text:p>
          </table:table-cell>
          <table:table-cell table:style-name="ce2" office:value-type="float" office:value="80.041125" calcext:value-type="float">
            <text:p>80,041125</text:p>
          </table:table-cell>
          <table:table-cell table:style-name="ce2" office:value-type="float" office:value="31.7688674927" calcext:value-type="float">
            <text:p>31,7688674927</text:p>
          </table:table-cell>
          <table:table-cell table:style-name="ce2" office:value-type="float" office:value="91.813074" calcext:value-type="float">
            <text:p>91,813074</text:p>
          </table:table-cell>
          <table:table-cell table:style-name="ce2" office:value-type="float" office:value="43.0787353516" calcext:value-type="float">
            <text:p>43,0787353516</text:p>
          </table:table-cell>
          <table:table-cell table:style-name="ce2" office:value-type="float" office:value="101.383586" calcext:value-type="float">
            <text:p>101,383586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18803787" calcext:value-type="float">
            <text:p>9,0318803787</text:p>
          </table:table-cell>
          <table:table-cell office:value-type="float" office:value="52.562083" calcext:value-type="float">
            <text:p>52,562083</text:p>
          </table:table-cell>
          <table:table-cell table:style-name="ce2" office:value-type="float" office:value="9.839676857" calcext:value-type="float">
            <text:p>9,839676857</text:p>
          </table:table-cell>
          <table:table-cell table:style-name="ce2" office:value-type="float" office:value="68.258586" calcext:value-type="float">
            <text:p>68,258586</text:p>
          </table:table-cell>
          <table:table-cell table:style-name="ce2" office:value-type="float" office:value="15.0081729889" calcext:value-type="float">
            <text:p>15,0081729889</text:p>
          </table:table-cell>
          <table:table-cell table:style-name="ce2" office:value-type="float" office:value="71.40761" calcext:value-type="float">
            <text:p>71,40761</text:p>
          </table:table-cell>
          <table:table-cell table:style-name="ce2" office:value-type="float" office:value="22.2576007843" calcext:value-type="float">
            <text:p>22,2576007843</text:p>
          </table:table-cell>
          <table:table-cell table:style-name="ce2" office:value-type="float" office:value="80.122925" calcext:value-type="float">
            <text:p>80,122925</text:p>
          </table:table-cell>
          <table:table-cell table:style-name="ce2" office:value-type="float" office:value="31.7478294373" calcext:value-type="float">
            <text:p>31,7478294373</text:p>
          </table:table-cell>
          <table:table-cell table:style-name="ce2" office:value-type="float" office:value="91.954235" calcext:value-type="float">
            <text:p>91,954235</text:p>
          </table:table-cell>
          <table:table-cell table:style-name="ce2" office:value-type="float" office:value="43.0808563232" calcext:value-type="float">
            <text:p>43,0808563232</text:p>
          </table:table-cell>
          <table:table-cell table:style-name="ce2" office:value-type="float" office:value="101.332988" calcext:value-type="float">
            <text:p>101,332988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00483704" calcext:value-type="float">
            <text:p>9,0300483704</text:p>
          </table:table-cell>
          <table:table-cell office:value-type="float" office:value="52.626915" calcext:value-type="float">
            <text:p>52,626915</text:p>
          </table:table-cell>
          <table:table-cell table:style-name="ce2" office:value-type="float" office:value="9.8411598206" calcext:value-type="float">
            <text:p>9,8411598206</text:p>
          </table:table-cell>
          <table:table-cell table:style-name="ce2" office:value-type="float" office:value="68.260593" calcext:value-type="float">
            <text:p>68,260593</text:p>
          </table:table-cell>
          <table:table-cell table:style-name="ce2" office:value-type="float" office:value="15.0040769577" calcext:value-type="float">
            <text:p>15,0040769577</text:p>
          </table:table-cell>
          <table:table-cell table:style-name="ce2" office:value-type="float" office:value="71.355803" calcext:value-type="float">
            <text:p>71,355803</text:p>
          </table:table-cell>
          <table:table-cell table:style-name="ce2" office:value-type="float" office:value="22.2723426819" calcext:value-type="float">
            <text:p>22,2723426819</text:p>
          </table:table-cell>
          <table:table-cell table:style-name="ce2" office:value-type="float" office:value="80.148502" calcext:value-type="float">
            <text:p>80,148502</text:p>
          </table:table-cell>
          <table:table-cell table:style-name="ce2" office:value-type="float" office:value="31.7385120392" calcext:value-type="float">
            <text:p>31,7385120392</text:p>
          </table:table-cell>
          <table:table-cell table:style-name="ce2" office:value-type="float" office:value="91.421865" calcext:value-type="float">
            <text:p>91,421865</text:p>
          </table:table-cell>
          <table:table-cell table:style-name="ce2" office:value-type="float" office:value="43.0790596008" calcext:value-type="float">
            <text:p>43,0790596008</text:p>
          </table:table-cell>
          <table:table-cell table:style-name="ce2" office:value-type="float" office:value="101.348616" calcext:value-type="float">
            <text:p>101,348616</text:p>
          </table:table-cell>
          <table:table-cell table:style-name="ce2" office:value-type="float" office:value="56.4804763794" calcext:value-type="float">
            <text:p>56,4804763794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38878632" calcext:value-type="float">
            <text:p>9,0338878632</text:p>
          </table:table-cell>
          <table:table-cell office:value-type="float" office:value="52.554849" calcext:value-type="float">
            <text:p>52,554849</text:p>
          </table:table-cell>
          <table:table-cell table:style-name="ce2" office:value-type="float" office:value="9.8377885818" calcext:value-type="float">
            <text:p>9,8377885818</text:p>
          </table:table-cell>
          <table:table-cell table:style-name="ce2" office:value-type="float" office:value="68.257524" calcext:value-type="float">
            <text:p>68,257524</text:p>
          </table:table-cell>
          <table:table-cell table:style-name="ce2" office:value-type="float" office:value="15.0103216171" calcext:value-type="float">
            <text:p>15,0103216171</text:p>
          </table:table-cell>
          <table:table-cell table:style-name="ce2" office:value-type="float" office:value="71.309612" calcext:value-type="float">
            <text:p>71,309612</text:p>
          </table:table-cell>
          <table:table-cell table:style-name="ce2" office:value-type="float" office:value="22.2524528503" calcext:value-type="float">
            <text:p>22,2524528503</text:p>
          </table:table-cell>
          <table:table-cell table:style-name="ce2" office:value-type="float" office:value="79.970323" calcext:value-type="float">
            <text:p>79,970323</text:p>
          </table:table-cell>
          <table:table-cell table:style-name="ce2" office:value-type="float" office:value="31.7678928375" calcext:value-type="float">
            <text:p>31,7678928375</text:p>
          </table:table-cell>
          <table:table-cell table:style-name="ce2" office:value-type="float" office:value="91.518976" calcext:value-type="float">
            <text:p>91,518976</text:p>
          </table:table-cell>
          <table:table-cell table:style-name="ce2" office:value-type="float" office:value="43.0772514343" calcext:value-type="float">
            <text:p>43,0772514343</text:p>
          </table:table-cell>
          <table:table-cell table:style-name="ce2" office:value-type="float" office:value="101.352013" calcext:value-type="float">
            <text:p>101,352013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24296951" calcext:value-type="float">
            <text:p>9,0324296951</text:p>
          </table:table-cell>
          <table:table-cell office:value-type="float" office:value="52.69838" calcext:value-type="float">
            <text:p>52,69838</text:p>
          </table:table-cell>
          <table:table-cell table:style-name="ce2" office:value-type="float" office:value="9.8371496201" calcext:value-type="float">
            <text:p>9,8371496201</text:p>
          </table:table-cell>
          <table:table-cell table:style-name="ce2" office:value-type="float" office:value="68.273285" calcext:value-type="float">
            <text:p>68,273285</text:p>
          </table:table-cell>
          <table:table-cell table:style-name="ce2" office:value-type="float" office:value="14.9958076477" calcext:value-type="float">
            <text:p>14,9958076477</text:p>
          </table:table-cell>
          <table:table-cell table:style-name="ce2" office:value-type="float" office:value="71.457146" calcext:value-type="float">
            <text:p>71,457146</text:p>
          </table:table-cell>
          <table:table-cell table:style-name="ce2" office:value-type="float" office:value="22.2484283447" calcext:value-type="float">
            <text:p>22,2484283447</text:p>
          </table:table-cell>
          <table:table-cell table:style-name="ce2" office:value-type="float" office:value="80.119777" calcext:value-type="float">
            <text:p>80,119777</text:p>
          </table:table-cell>
          <table:table-cell table:style-name="ce2" office:value-type="float" office:value="31.765581131" calcext:value-type="float">
            <text:p>31,765581131</text:p>
          </table:table-cell>
          <table:table-cell table:style-name="ce2" office:value-type="float" office:value="91.432269" calcext:value-type="float">
            <text:p>91,432269</text:p>
          </table:table-cell>
          <table:table-cell table:style-name="ce2" office:value-type="float" office:value="43.0795211792" calcext:value-type="float">
            <text:p>43,0795211792</text:p>
          </table:table-cell>
          <table:table-cell table:style-name="ce2" office:value-type="float" office:value="101.31484" calcext:value-type="float">
            <text:p>101,31484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29712677" calcext:value-type="float">
            <text:p>9,029712677</text:p>
          </table:table-cell>
          <table:table-cell office:value-type="float" office:value="52.672328" calcext:value-type="float">
            <text:p>52,672328</text:p>
          </table:table-cell>
          <table:table-cell table:style-name="ce2" office:value-type="float" office:value="9.8405361176" calcext:value-type="float">
            <text:p>9,8405361176</text:p>
          </table:table-cell>
          <table:table-cell table:style-name="ce2" office:value-type="float" office:value="68.111466" calcext:value-type="float">
            <text:p>68,111466</text:p>
          </table:table-cell>
          <table:table-cell table:style-name="ce2" office:value-type="float" office:value="15.0033454895" calcext:value-type="float">
            <text:p>15,0033454895</text:p>
          </table:table-cell>
          <table:table-cell table:style-name="ce2" office:value-type="float" office:value="71.341584" calcext:value-type="float">
            <text:p>71,341584</text:p>
          </table:table-cell>
          <table:table-cell table:style-name="ce2" office:value-type="float" office:value="22.2518310547" calcext:value-type="float">
            <text:p>22,2518310547</text:p>
          </table:table-cell>
          <table:table-cell table:style-name="ce2" office:value-type="float" office:value="80.121805" calcext:value-type="float">
            <text:p>80,121805</text:p>
          </table:table-cell>
          <table:table-cell table:style-name="ce2" office:value-type="float" office:value="31.7531433105" calcext:value-type="float">
            <text:p>31,7531433105</text:p>
          </table:table-cell>
          <table:table-cell table:style-name="ce2" office:value-type="float" office:value="91.597345" calcext:value-type="float">
            <text:p>91,597345</text:p>
          </table:table-cell>
          <table:table-cell table:style-name="ce2" office:value-type="float" office:value="43.0784606934" calcext:value-type="float">
            <text:p>43,0784606934</text:p>
          </table:table-cell>
          <table:table-cell table:style-name="ce2" office:value-type="float" office:value="101.390123" calcext:value-type="float">
            <text:p>101,390123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10220718" calcext:value-type="float">
            <text:p>9,0310220718</text:p>
          </table:table-cell>
          <table:table-cell office:value-type="float" office:value="52.57615" calcext:value-type="float">
            <text:p>52,57615</text:p>
          </table:table-cell>
          <table:table-cell table:style-name="ce2" office:value-type="float" office:value="9.8375101089" calcext:value-type="float">
            <text:p>9,8375101089</text:p>
          </table:table-cell>
          <table:table-cell table:style-name="ce2" office:value-type="float" office:value="68.409773" calcext:value-type="float">
            <text:p>68,409773</text:p>
          </table:table-cell>
          <table:table-cell table:style-name="ce2" office:value-type="float" office:value="15.0041370392" calcext:value-type="float">
            <text:p>15,0041370392</text:p>
          </table:table-cell>
          <table:table-cell table:style-name="ce2" office:value-type="float" office:value="71.80169" calcext:value-type="float">
            <text:p>71,80169</text:p>
          </table:table-cell>
          <table:table-cell table:style-name="ce2" office:value-type="float" office:value="22.2539157867" calcext:value-type="float">
            <text:p>22,2539157867</text:p>
          </table:table-cell>
          <table:table-cell table:style-name="ce2" office:value-type="float" office:value="79.937155" calcext:value-type="float">
            <text:p>79,937155</text:p>
          </table:table-cell>
          <table:table-cell table:style-name="ce2" office:value-type="float" office:value="31.7388801575" calcext:value-type="float">
            <text:p>31,7388801575</text:p>
          </table:table-cell>
          <table:table-cell table:style-name="ce2" office:value-type="float" office:value="91.404958" calcext:value-type="float">
            <text:p>91,404958</text:p>
          </table:table-cell>
          <table:table-cell table:style-name="ce2" office:value-type="float" office:value="43.0794830322" calcext:value-type="float">
            <text:p>43,0794830322</text:p>
          </table:table-cell>
          <table:table-cell table:style-name="ce2" office:value-type="float" office:value="101.340275" calcext:value-type="float">
            <text:p>101,340275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2916069" calcext:value-type="float">
            <text:p>9,032916069</text:p>
          </table:table-cell>
          <table:table-cell office:value-type="float" office:value="52.682277" calcext:value-type="float">
            <text:p>52,682277</text:p>
          </table:table-cell>
          <table:table-cell table:style-name="ce2" office:value-type="float" office:value="9.840555191" calcext:value-type="float">
            <text:p>9,840555191</text:p>
          </table:table-cell>
          <table:table-cell table:style-name="ce2" office:value-type="float" office:value="68.376463" calcext:value-type="float">
            <text:p>68,376463</text:p>
          </table:table-cell>
          <table:table-cell table:style-name="ce2" office:value-type="float" office:value="15.0080528259" calcext:value-type="float">
            <text:p>15,0080528259</text:p>
          </table:table-cell>
          <table:table-cell table:style-name="ce2" office:value-type="float" office:value="71.333179" calcext:value-type="float">
            <text:p>71,333179</text:p>
          </table:table-cell>
          <table:table-cell table:style-name="ce2" office:value-type="float" office:value="22.2596893311" calcext:value-type="float">
            <text:p>22,2596893311</text:p>
          </table:table-cell>
          <table:table-cell table:style-name="ce2" office:value-type="float" office:value="80.034463" calcext:value-type="float">
            <text:p>80,034463</text:p>
          </table:table-cell>
          <table:table-cell table:style-name="ce2" office:value-type="float" office:value="31.7592658997" calcext:value-type="float">
            <text:p>31,7592658997</text:p>
          </table:table-cell>
          <table:table-cell table:style-name="ce2" office:value-type="float" office:value="91.349848" calcext:value-type="float">
            <text:p>91,349848</text:p>
          </table:table-cell>
          <table:table-cell table:style-name="ce2" office:value-type="float" office:value="43.0785751343" calcext:value-type="float">
            <text:p>43,0785751343</text:p>
          </table:table-cell>
          <table:table-cell table:style-name="ce2" office:value-type="float" office:value="101.47983" calcext:value-type="float">
            <text:p>101,47983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35264206" calcext:value-type="float">
            <text:p>9,0335264206</text:p>
          </table:table-cell>
          <table:table-cell office:value-type="float" office:value="52.60102" calcext:value-type="float">
            <text:p>52,60102</text:p>
          </table:table-cell>
          <table:table-cell table:style-name="ce2" office:value-type="float" office:value="9.8392648697" calcext:value-type="float">
            <text:p>9,8392648697</text:p>
          </table:table-cell>
          <table:table-cell table:style-name="ce2" office:value-type="float" office:value="68.305996" calcext:value-type="float">
            <text:p>68,305996</text:p>
          </table:table-cell>
          <table:table-cell table:style-name="ce2" office:value-type="float" office:value="15.0069694519" calcext:value-type="float">
            <text:p>15,0069694519</text:p>
          </table:table-cell>
          <table:table-cell table:style-name="ce2" office:value-type="float" office:value="71.352357" calcext:value-type="float">
            <text:p>71,352357</text:p>
          </table:table-cell>
          <table:table-cell table:style-name="ce2" office:value-type="float" office:value="22.2667160034" calcext:value-type="float">
            <text:p>22,2667160034</text:p>
          </table:table-cell>
          <table:table-cell table:style-name="ce2" office:value-type="float" office:value="80.087674" calcext:value-type="float">
            <text:p>80,087674</text:p>
          </table:table-cell>
          <table:table-cell table:style-name="ce2" office:value-type="float" office:value="31.7585868835" calcext:value-type="float">
            <text:p>31,7585868835</text:p>
          </table:table-cell>
          <table:table-cell table:style-name="ce2" office:value-type="float" office:value="91.390298" calcext:value-type="float">
            <text:p>91,390298</text:p>
          </table:table-cell>
          <table:table-cell table:style-name="ce2" office:value-type="float" office:value="43.0782279968" calcext:value-type="float">
            <text:p>43,0782279968</text:p>
          </table:table-cell>
          <table:table-cell table:style-name="ce2" office:value-type="float" office:value="101.371693" calcext:value-type="float">
            <text:p>101,371693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20482254" calcext:value-type="float">
            <text:p>9,0320482254</text:p>
          </table:table-cell>
          <table:table-cell office:value-type="float" office:value="52.647626" calcext:value-type="float">
            <text:p>52,647626</text:p>
          </table:table-cell>
          <table:table-cell table:style-name="ce2" office:value-type="float" office:value="9.8375902176" calcext:value-type="float">
            <text:p>9,8375902176</text:p>
          </table:table-cell>
          <table:table-cell table:style-name="ce2" office:value-type="float" office:value="68.502142" calcext:value-type="float">
            <text:p>68,502142</text:p>
          </table:table-cell>
          <table:table-cell table:style-name="ce2" office:value-type="float" office:value="15.0078630447" calcext:value-type="float">
            <text:p>15,0078630447</text:p>
          </table:table-cell>
          <table:table-cell table:style-name="ce2" office:value-type="float" office:value="71.375982" calcext:value-type="float">
            <text:p>71,375982</text:p>
          </table:table-cell>
          <table:table-cell table:style-name="ce2" office:value-type="float" office:value="22.2515945435" calcext:value-type="float">
            <text:p>22,2515945435</text:p>
          </table:table-cell>
          <table:table-cell table:style-name="ce2" office:value-type="float" office:value="80.009461" calcext:value-type="float">
            <text:p>80,009461</text:p>
          </table:table-cell>
          <table:table-cell table:style-name="ce2" office:value-type="float" office:value="31.7667350769" calcext:value-type="float">
            <text:p>31,7667350769</text:p>
          </table:table-cell>
          <table:table-cell table:style-name="ce2" office:value-type="float" office:value="91.361078" calcext:value-type="float">
            <text:p>91,361078</text:p>
          </table:table-cell>
          <table:table-cell table:style-name="ce2" office:value-type="float" office:value="43.0795516968" calcext:value-type="float">
            <text:p>43,0795516968</text:p>
          </table:table-cell>
          <table:table-cell table:style-name="ce2" office:value-type="float" office:value="101.303187" calcext:value-type="float">
            <text:p>101,303187</text:p>
          </table:table-cell>
          <table:table-cell table:style-name="ce2" office:value-type="float" office:value="56.4804763794" calcext:value-type="float">
            <text:p>56,4804763794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14970016" calcext:value-type="float">
            <text:p>9,0314970016</text:p>
          </table:table-cell>
          <table:table-cell office:value-type="float" office:value="52.656749" calcext:value-type="float">
            <text:p>52,656749</text:p>
          </table:table-cell>
          <table:table-cell table:style-name="ce2" office:value-type="float" office:value="9.8395729065" calcext:value-type="float">
            <text:p>9,8395729065</text:p>
          </table:table-cell>
          <table:table-cell table:style-name="ce2" office:value-type="float" office:value="68.126812" calcext:value-type="float">
            <text:p>68,126812</text:p>
          </table:table-cell>
          <table:table-cell table:style-name="ce2" office:value-type="float" office:value="15.0038499832" calcext:value-type="float">
            <text:p>15,0038499832</text:p>
          </table:table-cell>
          <table:table-cell table:style-name="ce2" office:value-type="float" office:value="71.52632" calcext:value-type="float">
            <text:p>71,52632</text:p>
          </table:table-cell>
          <table:table-cell table:style-name="ce2" office:value-type="float" office:value="22.2732162476" calcext:value-type="float">
            <text:p>22,2732162476</text:p>
          </table:table-cell>
          <table:table-cell table:style-name="ce2" office:value-type="float" office:value="80.058444" calcext:value-type="float">
            <text:p>80,058444</text:p>
          </table:table-cell>
          <table:table-cell table:style-name="ce2" office:value-type="float" office:value="31.7484760284" calcext:value-type="float">
            <text:p>31,7484760284</text:p>
          </table:table-cell>
          <table:table-cell table:style-name="ce2" office:value-type="float" office:value="91.53193" calcext:value-type="float">
            <text:p>91,53193</text:p>
          </table:table-cell>
          <table:table-cell table:style-name="ce2" office:value-type="float" office:value="43.075553894" calcext:value-type="float">
            <text:p>43,075553894</text:p>
          </table:table-cell>
          <table:table-cell table:style-name="ce2" office:value-type="float" office:value="101.211397" calcext:value-type="float">
            <text:p>101,211397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31258774" calcext:value-type="float">
            <text:p>9,0331258774</text:p>
          </table:table-cell>
          <table:table-cell office:value-type="float" office:value="52.60781" calcext:value-type="float">
            <text:p>52,60781</text:p>
          </table:table-cell>
          <table:table-cell table:style-name="ce2" office:value-type="float" office:value="9.839304924" calcext:value-type="float">
            <text:p>9,839304924</text:p>
          </table:table-cell>
          <table:table-cell table:style-name="ce2" office:value-type="float" office:value="68.143781" calcext:value-type="float">
            <text:p>68,143781</text:p>
          </table:table-cell>
          <table:table-cell table:style-name="ce2" office:value-type="float" office:value="15.0088043213" calcext:value-type="float">
            <text:p>15,0088043213</text:p>
          </table:table-cell>
          <table:table-cell table:style-name="ce2" office:value-type="float" office:value="71.340668" calcext:value-type="float">
            <text:p>71,340668</text:p>
          </table:table-cell>
          <table:table-cell table:style-name="ce2" office:value-type="float" office:value="22.2661075592" calcext:value-type="float">
            <text:p>22,2661075592</text:p>
          </table:table-cell>
          <table:table-cell table:style-name="ce2" office:value-type="float" office:value="80.051524" calcext:value-type="float">
            <text:p>80,051524</text:p>
          </table:table-cell>
          <table:table-cell table:style-name="ce2" office:value-type="float" office:value="31.7530002594" calcext:value-type="float">
            <text:p>31,7530002594</text:p>
          </table:table-cell>
          <table:table-cell table:style-name="ce2" office:value-type="float" office:value="91.564317" calcext:value-type="float">
            <text:p>91,564317</text:p>
          </table:table-cell>
          <table:table-cell table:style-name="ce2" office:value-type="float" office:value="43.0794181824" calcext:value-type="float">
            <text:p>43,0794181824</text:p>
          </table:table-cell>
          <table:table-cell table:style-name="ce2" office:value-type="float" office:value="101.330366" calcext:value-type="float">
            <text:p>101,330366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25946808" calcext:value-type="float">
            <text:p>9,0325946808</text:p>
          </table:table-cell>
          <table:table-cell office:value-type="float" office:value="52.673638" calcext:value-type="float">
            <text:p>52,673638</text:p>
          </table:table-cell>
          <table:table-cell table:style-name="ce2" office:value-type="float" office:value="9.8371038437" calcext:value-type="float">
            <text:p>9,8371038437</text:p>
          </table:table-cell>
          <table:table-cell table:style-name="ce2" office:value-type="float" office:value="68.378437" calcext:value-type="float">
            <text:p>68,378437</text:p>
          </table:table-cell>
          <table:table-cell table:style-name="ce2" office:value-type="float" office:value="15.0048151016" calcext:value-type="float">
            <text:p>15,0048151016</text:p>
          </table:table-cell>
          <table:table-cell table:style-name="ce2" office:value-type="float" office:value="71.303822" calcext:value-type="float">
            <text:p>71,303822</text:p>
          </table:table-cell>
          <table:table-cell table:style-name="ce2" office:value-type="float" office:value="22.2677955627" calcext:value-type="float">
            <text:p>22,2677955627</text:p>
          </table:table-cell>
          <table:table-cell table:style-name="ce2" office:value-type="float" office:value="80.029621" calcext:value-type="float">
            <text:p>80,029621</text:p>
          </table:table-cell>
          <table:table-cell table:style-name="ce2" office:value-type="float" office:value="31.7647228241" calcext:value-type="float">
            <text:p>31,7647228241</text:p>
          </table:table-cell>
          <table:table-cell table:style-name="ce2" office:value-type="float" office:value="91.492396" calcext:value-type="float">
            <text:p>91,492396</text:p>
          </table:table-cell>
          <table:table-cell table:style-name="ce2" office:value-type="float" office:value="43.0785179138" calcext:value-type="float">
            <text:p>43,0785179138</text:p>
          </table:table-cell>
          <table:table-cell table:style-name="ce2" office:value-type="float" office:value="101.527604" calcext:value-type="float">
            <text:p>101,527604</text:p>
          </table:table-cell>
          <table:table-cell table:style-name="ce2" office:value-type="float" office:value="56.4804763794" calcext:value-type="float">
            <text:p>56,4804763794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24878693" calcext:value-type="float">
            <text:p>9,0324878693</text:p>
          </table:table-cell>
          <table:table-cell office:value-type="float" office:value="52.843774" calcext:value-type="float">
            <text:p>52,843774</text:p>
          </table:table-cell>
          <table:table-cell table:style-name="ce2" office:value-type="float" office:value="9.8401050568" calcext:value-type="float">
            <text:p>9,8401050568</text:p>
          </table:table-cell>
          <table:table-cell table:style-name="ce2" office:value-type="float" office:value="68.19388" calcext:value-type="float">
            <text:p>68,19388</text:p>
          </table:table-cell>
          <table:table-cell table:style-name="ce2" office:value-type="float" office:value="15.0066680908" calcext:value-type="float">
            <text:p>15,0066680908</text:p>
          </table:table-cell>
          <table:table-cell table:style-name="ce2" office:value-type="float" office:value="71.433549" calcext:value-type="float">
            <text:p>71,433549</text:p>
          </table:table-cell>
          <table:table-cell table:style-name="ce2" office:value-type="float" office:value="22.2505340576" calcext:value-type="float">
            <text:p>22,2505340576</text:p>
          </table:table-cell>
          <table:table-cell table:style-name="ce2" office:value-type="float" office:value="80.244315" calcext:value-type="float">
            <text:p>80,244315</text:p>
          </table:table-cell>
          <table:table-cell table:style-name="ce2" office:value-type="float" office:value="31.7604351044" calcext:value-type="float">
            <text:p>31,7604351044</text:p>
          </table:table-cell>
          <table:table-cell table:style-name="ce2" office:value-type="float" office:value="91.357278" calcext:value-type="float">
            <text:p>91,357278</text:p>
          </table:table-cell>
          <table:table-cell table:style-name="ce2" office:value-type="float" office:value="43.0771255493" calcext:value-type="float">
            <text:p>43,0771255493</text:p>
          </table:table-cell>
          <table:table-cell table:style-name="ce2" office:value-type="float" office:value="101.498565" calcext:value-type="float">
            <text:p>101,498565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09896469" calcext:value-type="float">
            <text:p>9,0309896469</text:p>
          </table:table-cell>
          <table:table-cell office:value-type="float" office:value="52.690036" calcext:value-type="float">
            <text:p>52,690036</text:p>
          </table:table-cell>
          <table:table-cell table:style-name="ce2" office:value-type="float" office:value="9.8416481018" calcext:value-type="float">
            <text:p>9,8416481018</text:p>
          </table:table-cell>
          <table:table-cell table:style-name="ce2" office:value-type="float" office:value="68.364227" calcext:value-type="float">
            <text:p>68,364227</text:p>
          </table:table-cell>
          <table:table-cell table:style-name="ce2" office:value-type="float" office:value="15.0044145584" calcext:value-type="float">
            <text:p>15,0044145584</text:p>
          </table:table-cell>
          <table:table-cell table:style-name="ce2" office:value-type="float" office:value="71.338979" calcext:value-type="float">
            <text:p>71,338979</text:p>
          </table:table-cell>
          <table:table-cell table:style-name="ce2" office:value-type="float" office:value="22.274597168" calcext:value-type="float">
            <text:p>22,274597168</text:p>
          </table:table-cell>
          <table:table-cell table:style-name="ce2" office:value-type="float" office:value="80.138405" calcext:value-type="float">
            <text:p>80,138405</text:p>
          </table:table-cell>
          <table:table-cell table:style-name="ce2" office:value-type="float" office:value="31.7451152802" calcext:value-type="float">
            <text:p>31,7451152802</text:p>
          </table:table-cell>
          <table:table-cell table:style-name="ce2" office:value-type="float" office:value="91.638545" calcext:value-type="float">
            <text:p>91,638545</text:p>
          </table:table-cell>
          <table:table-cell table:style-name="ce2" office:value-type="float" office:value="43.0800895691" calcext:value-type="float">
            <text:p>43,0800895691</text:p>
          </table:table-cell>
          <table:table-cell table:style-name="ce2" office:value-type="float" office:value="101.397069" calcext:value-type="float">
            <text:p>101,397069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30371857" calcext:value-type="float">
            <text:p>9,0330371857</text:p>
          </table:table-cell>
          <table:table-cell office:value-type="float" office:value="52.723296" calcext:value-type="float">
            <text:p>52,723296</text:p>
          </table:table-cell>
          <table:table-cell table:style-name="ce2" office:value-type="float" office:value="9.8385696411" calcext:value-type="float">
            <text:p>9,8385696411</text:p>
          </table:table-cell>
          <table:table-cell table:style-name="ce2" office:value-type="float" office:value="68.220528" calcext:value-type="float">
            <text:p>68,220528</text:p>
          </table:table-cell>
          <table:table-cell table:style-name="ce2" office:value-type="float" office:value="15.0045833588" calcext:value-type="float">
            <text:p>15,0045833588</text:p>
          </table:table-cell>
          <table:table-cell table:style-name="ce2" office:value-type="float" office:value="71.578915" calcext:value-type="float">
            <text:p>71,578915</text:p>
          </table:table-cell>
          <table:table-cell table:style-name="ce2" office:value-type="float" office:value="22.2689704895" calcext:value-type="float">
            <text:p>22,2689704895</text:p>
          </table:table-cell>
          <table:table-cell table:style-name="ce2" office:value-type="float" office:value="80.161595" calcext:value-type="float">
            <text:p>80,161595</text:p>
          </table:table-cell>
          <table:table-cell table:style-name="ce2" office:value-type="float" office:value="31.7496166229" calcext:value-type="float">
            <text:p>31,7496166229</text:p>
          </table:table-cell>
          <table:table-cell table:style-name="ce2" office:value-type="float" office:value="91.491999" calcext:value-type="float">
            <text:p>91,491999</text:p>
          </table:table-cell>
          <table:table-cell table:style-name="ce2" office:value-type="float" office:value="43.0796051025" calcext:value-type="float">
            <text:p>43,0796051025</text:p>
          </table:table-cell>
          <table:table-cell table:style-name="ce2" office:value-type="float" office:value="101.493973" calcext:value-type="float">
            <text:p>101,493973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39565277" calcext:value-type="float">
            <text:p>9,0339565277</text:p>
          </table:table-cell>
          <table:table-cell office:value-type="float" office:value="52.612549" calcext:value-type="float">
            <text:p>52,612549</text:p>
          </table:table-cell>
          <table:table-cell table:style-name="ce2" office:value-type="float" office:value="9.8419084549" calcext:value-type="float">
            <text:p>9,8419084549</text:p>
          </table:table-cell>
          <table:table-cell table:style-name="ce2" office:value-type="float" office:value="68.226298" calcext:value-type="float">
            <text:p>68,226298</text:p>
          </table:table-cell>
          <table:table-cell table:style-name="ce2" office:value-type="float" office:value="15.0084819794" calcext:value-type="float">
            <text:p>15,0084819794</text:p>
          </table:table-cell>
          <table:table-cell table:style-name="ce2" office:value-type="float" office:value="71.483735" calcext:value-type="float">
            <text:p>71,483735</text:p>
          </table:table-cell>
          <table:table-cell table:style-name="ce2" office:value-type="float" office:value="22.2514286041" calcext:value-type="float">
            <text:p>22,2514286041</text:p>
          </table:table-cell>
          <table:table-cell table:style-name="ce2" office:value-type="float" office:value="80.106383" calcext:value-type="float">
            <text:p>80,106383</text:p>
          </table:table-cell>
          <table:table-cell table:style-name="ce2" office:value-type="float" office:value="31.7415866852" calcext:value-type="float">
            <text:p>31,7415866852</text:p>
          </table:table-cell>
          <table:table-cell table:style-name="ce2" office:value-type="float" office:value="91.40896" calcext:value-type="float">
            <text:p>91,40896</text:p>
          </table:table-cell>
          <table:table-cell table:style-name="ce2" office:value-type="float" office:value="43.078125" calcext:value-type="float">
            <text:p>43,078125</text:p>
          </table:table-cell>
          <table:table-cell table:style-name="ce2" office:value-type="float" office:value="101.435121" calcext:value-type="float">
            <text:p>101,435121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11489105" calcext:value-type="float">
            <text:p>9,0311489105</text:p>
          </table:table-cell>
          <table:table-cell office:value-type="float" office:value="52.659834" calcext:value-type="float">
            <text:p>52,659834</text:p>
          </table:table-cell>
          <table:table-cell table:style-name="ce2" office:value-type="float" office:value="9.8397388458" calcext:value-type="float">
            <text:p>9,8397388458</text:p>
          </table:table-cell>
          <table:table-cell table:style-name="ce2" office:value-type="float" office:value="68.324793" calcext:value-type="float">
            <text:p>68,324793</text:p>
          </table:table-cell>
          <table:table-cell table:style-name="ce2" office:value-type="float" office:value="15.0009784698" calcext:value-type="float">
            <text:p>15,0009784698</text:p>
          </table:table-cell>
          <table:table-cell table:style-name="ce2" office:value-type="float" office:value="71.390052" calcext:value-type="float">
            <text:p>71,390052</text:p>
          </table:table-cell>
          <table:table-cell table:style-name="ce2" office:value-type="float" office:value="22.2518768311" calcext:value-type="float">
            <text:p>22,2518768311</text:p>
          </table:table-cell>
          <table:table-cell table:style-name="ce2" office:value-type="float" office:value="80.048266" calcext:value-type="float">
            <text:p>80,048266</text:p>
          </table:table-cell>
          <table:table-cell table:style-name="ce2" office:value-type="float" office:value="31.7317733765" calcext:value-type="float">
            <text:p>31,7317733765</text:p>
          </table:table-cell>
          <table:table-cell table:style-name="ce2" office:value-type="float" office:value="91.402415" calcext:value-type="float">
            <text:p>91,402415</text:p>
          </table:table-cell>
          <table:table-cell table:style-name="ce2" office:value-type="float" office:value="43.0789642334" calcext:value-type="float">
            <text:p>43,0789642334</text:p>
          </table:table-cell>
          <table:table-cell table:style-name="ce2" office:value-type="float" office:value="101.356892" calcext:value-type="float">
            <text:p>101,356892</text:p>
          </table:table-cell>
          <table:table-cell table:style-name="ce2" office:value-type="float" office:value="56.4829139709" calcext:value-type="float">
            <text:p>56,4829139709</text:p>
          </table:table-cell>
          <table:table-cell table:style-name="ce2" office:value-type="float" office:value="118.225213" calcext:value-type="float">
            <text:p>118,225213</text:p>
          </table:table-cell>
          <table:table-cell table:style-name="ce2" office:value-type="float" office:value="63.1637115479" calcext:value-type="float">
            <text:p>63,1637115479</text:p>
          </table:table-cell>
          <table:table-cell table:style-name="ce2" office:value-type="float" office:value="122.189028" calcext:value-type="float">
            <text:p>122,189028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52630615" calcext:value-type="float">
            <text:p>9,0352630615</text:p>
          </table:table-cell>
          <table:table-cell office:value-type="float" office:value="52.686175" calcext:value-type="float">
            <text:p>52,686175</text:p>
          </table:table-cell>
          <table:table-cell table:style-name="ce2" office:value-type="float" office:value="9.8396711349" calcext:value-type="float">
            <text:p>9,8396711349</text:p>
          </table:table-cell>
          <table:table-cell table:style-name="ce2" office:value-type="float" office:value="68.118791" calcext:value-type="float">
            <text:p>68,118791</text:p>
          </table:table-cell>
          <table:table-cell table:style-name="ce2" office:value-type="float" office:value="15.0068616867" calcext:value-type="float">
            <text:p>15,0068616867</text:p>
          </table:table-cell>
          <table:table-cell table:style-name="ce2" office:value-type="float" office:value="71.335724" calcext:value-type="float">
            <text:p>71,335724</text:p>
          </table:table-cell>
          <table:table-cell table:style-name="ce2" office:value-type="float" office:value="22.2669239044" calcext:value-type="float">
            <text:p>22,2669239044</text:p>
          </table:table-cell>
          <table:table-cell table:style-name="ce2" office:value-type="float" office:value="79.973901" calcext:value-type="float">
            <text:p>79,973901</text:p>
          </table:table-cell>
          <table:table-cell table:style-name="ce2" office:value-type="float" office:value="31.7508449554" calcext:value-type="float">
            <text:p>31,7508449554</text:p>
          </table:table-cell>
          <table:table-cell table:style-name="ce2" office:value-type="float" office:value="91.44615" calcext:value-type="float">
            <text:p>91,44615</text:p>
          </table:table-cell>
          <table:table-cell table:style-name="ce2" office:value-type="float" office:value="43.0787849426" calcext:value-type="float">
            <text:p>43,0787849426</text:p>
          </table:table-cell>
          <table:table-cell table:style-name="ce2" office:value-type="float" office:value="101.352618" calcext:value-type="float">
            <text:p>101,352618</text:p>
          </table:table-cell>
          <table:table-cell table:style-name="ce2" office:value-type="float" office:value="56.4846000671" calcext:value-type="float">
            <text:p>56,4846000671</text:p>
          </table:table-cell>
          <table:table-cell table:style-name="ce2" office:value-type="float" office:value="115.337475" calcext:value-type="float">
            <text:p>115,337475</text:p>
          </table:table-cell>
          <table:table-cell table:style-name="ce2" office:value-type="float" office:value="63.1644554138" calcext:value-type="float">
            <text:p>63,1644554138</text:p>
          </table:table-cell>
          <table:table-cell table:style-name="ce2" office:value-type="float" office:value="121.849579" calcext:value-type="float">
            <text:p>121,849579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2" office:value-type="float" office:value="9.0337486267" calcext:value-type="float">
            <text:p>9,0337486267</text:p>
          </table:table-cell>
          <table:table-cell office:value-type="float" office:value="52.736776" calcext:value-type="float">
            <text:p>52,736776</text:p>
          </table:table-cell>
          <table:table-cell table:style-name="ce2" office:value-type="float" office:value="9.8429889679" calcext:value-type="float">
            <text:p>9,8429889679</text:p>
          </table:table-cell>
          <table:table-cell table:style-name="ce2" office:value-type="float" office:value="68.17591" calcext:value-type="float">
            <text:p>68,17591</text:p>
          </table:table-cell>
          <table:table-cell table:style-name="ce2" office:value-type="float" office:value="15.006310463" calcext:value-type="float">
            <text:p>15,006310463</text:p>
          </table:table-cell>
          <table:table-cell table:style-name="ce2" office:value-type="float" office:value="71.383581" calcext:value-type="float">
            <text:p>71,383581</text:p>
          </table:table-cell>
          <table:table-cell table:style-name="ce2" office:value-type="float" office:value="22.2626209259" calcext:value-type="float">
            <text:p>22,2626209259</text:p>
          </table:table-cell>
          <table:table-cell table:style-name="ce2" office:value-type="float" office:value="80.162212" calcext:value-type="float">
            <text:p>80,162212</text:p>
          </table:table-cell>
          <table:table-cell table:style-name="ce2" office:value-type="float" office:value="31.7346611023" calcext:value-type="float">
            <text:p>31,7346611023</text:p>
          </table:table-cell>
          <table:table-cell table:style-name="ce2" office:value-type="float" office:value="91.350241" calcext:value-type="float">
            <text:p>91,350241</text:p>
          </table:table-cell>
          <table:table-cell table:style-name="ce2" office:value-type="float" office:value="43.0776824951" calcext:value-type="float">
            <text:p>43,0776824951</text:p>
          </table:table-cell>
          <table:table-cell table:style-name="ce2" office:value-type="float" office:value="101.362331" calcext:value-type="float">
            <text:p>101,362331</text:p>
          </table:table-cell>
          <table:table-cell table:style-name="ce2" office:value-type="float" office:value="56.4804763794" calcext:value-type="float">
            <text:p>56,4804763794</text:p>
          </table:table-cell>
          <table:table-cell table:style-name="ce2" office:value-type="float" office:value="115.329302" calcext:value-type="float">
            <text:p>115,329302</text:p>
          </table:table-cell>
          <table:table-cell table:style-name="ce2" office:value-type="float" office:value="63.1606216431" calcext:value-type="float">
            <text:p>63,1606216431</text:p>
          </table:table-cell>
          <table:table-cell table:style-name="ce2" office:value-type="float" office:value="122.527347" calcext:value-type="float">
            <text:p>122,527347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table:style-name="ce3" table:formula="of:=AVERAGE([.B7:.B36])" office:value-type="float" office:value="9.03221553166333" calcext:value-type="float">
            <text:p>9,0322155317</text:p>
          </table:table-cell>
          <table:table-cell table:style-name="ce3" table:formula="of:=AVERAGE([.C7:.C36])" office:value-type="float" office:value="52.6746629666667" calcext:value-type="float">
            <text:p>52,6746629667</text:p>
          </table:table-cell>
          <table:table-cell table:style-name="ce3" table:formula="of:=AVERAGE([.D7:.D36])" office:value-type="float" office:value="9.83959455490333" calcext:value-type="float">
            <text:p>9,8395945549</text:p>
          </table:table-cell>
          <table:table-cell table:style-name="ce3" table:formula="of:=AVERAGE([.E7:.E36])" office:value-type="float" office:value="68.2973835" calcext:value-type="float">
            <text:p>68,2973835</text:p>
          </table:table-cell>
          <table:table-cell table:style-name="ce3" table:formula="of:=AVERAGE([.F7:.F36])" office:value-type="float" office:value="15.0045387903833" calcext:value-type="float">
            <text:p>15,0045387904</text:p>
          </table:table-cell>
          <table:table-cell table:style-name="ce3" table:formula="of:=AVERAGE([.G7:.G36])" office:value-type="float" office:value="71.4032212666667" calcext:value-type="float">
            <text:p>71,4032212667</text:p>
          </table:table-cell>
          <table:table-cell table:style-name="ce3" table:formula="of:=AVERAGE([.H7:.H36])" office:value-type="float" office:value="22.2588970820133" calcext:value-type="float">
            <text:p>22,258897082</text:p>
          </table:table-cell>
          <table:table-cell table:style-name="ce3" table:formula="of:=AVERAGE([.I7:.I36])" office:value-type="float" office:value="80.0791060333333" calcext:value-type="float">
            <text:p>80,0791060333</text:p>
          </table:table-cell>
          <table:table-cell table:style-name="ce3" table:formula="of:=AVERAGE([.J7:.J36])" office:value-type="float" office:value="31.7524934768733" calcext:value-type="float">
            <text:p>31,7524934769</text:p>
          </table:table-cell>
          <table:table-cell table:style-name="ce3" table:formula="of:=AVERAGE([.K7:.K36])" office:value-type="float" office:value="91.51852" calcext:value-type="float">
            <text:p>91,51852</text:p>
          </table:table-cell>
          <table:table-cell table:style-name="ce3" table:formula="of:=AVERAGE([.L7:.L36])" office:value-type="float" office:value="43.07874539693" calcext:value-type="float">
            <text:p>43,0787453969</text:p>
          </table:table-cell>
          <table:table-cell table:style-name="ce3" table:formula="of:=AVERAGE([.M7:.M36])" office:value-type="float" office:value="101.421703333333" calcext:value-type="float">
            <text:p>101,4217033333</text:p>
          </table:table-cell>
          <table:table-cell table:style-name="ce3" table:formula="of:=AVERAGE([.N7:.N36])" office:value-type="float" office:value="56.48310089108" calcext:value-type="float">
            <text:p>56,4831008911</text:p>
          </table:table-cell>
          <table:table-cell table:style-name="ce3" table:formula="of:=AVERAGE([.O7:.O36])" office:value-type="float" office:value="116.29733" calcext:value-type="float">
            <text:p>116,29733</text:p>
          </table:table-cell>
          <table:table-cell table:style-name="ce3" table:formula="of:=AVERAGE([.P7:.P36])" office:value-type="float" office:value="63.1629295349333" calcext:value-type="float">
            <text:p>63,1629295349</text:p>
          </table:table-cell>
          <table:table-cell table:style-name="ce3" table:formula="of:=AVERAGE([.Q7:.Q36])" office:value-type="float" office:value="122.188651333333" calcext:value-type="float">
            <text:p>122,1886513333</text:p>
          </table:table-cell>
          <table:table-cell table:style-name="ce3" table:formula="of:=AVERAGE([.R7:.R36])" office:value-type="float" office:value="70.3117370605333" calcext:value-type="float">
            <text:p>70,3117370605</text:p>
          </table:table-cell>
          <table:table-cell table:style-name="ce3" table:formula="of:=AVERAGE([.S7:.S36])" office:value-type="float" office:value="129.359305" calcext:value-type="float">
            <text:p>129,359305</text:p>
          </table:table-cell>
          <table:table-cell table:style-name="ce3" table:formula="of:=AVERAGE([.T7:.T36])" office:value-type="float" office:value="77.0027236938333" calcext:value-type="float">
            <text:p>77,0027236938</text:p>
          </table:table-cell>
          <table:table-cell table:style-name="ce3" table:formula="of:=AVERAGE([.U7:.U36])" office:value-type="float" office:value="136.925335333333" calcext:value-type="float">
            <text:p>136,9253353333</text:p>
          </table:table-cell>
          <table:table-cell table:style-name="ce3" table:formula="of:=AVERAGE([.V7:.V36])" office:value-type="string" office:string-value="#DIV/0!" calcext:value-type="error">
            <text:p>#DIV/0!</text:p>
          </table:table-cell>
          <table:table-cell table:style-name="ce3" table:formula="of:=AVERAGE([.W7:.W36])" office:value-type="string" office:string-value="#DIV/0!" calcext:value-type="error">
            <text:p>#DIV/0!</text:p>
          </table:table-cell>
          <table:table-cell table:style-name="ce3" table:formula="of:=AVERAGE([.X7:.X36])" office:value-type="string" office:string-value="#DIV/0!" calcext:value-type="error">
            <text:p>#DIV/0!</text:p>
          </table:table-cell>
          <table:table-cell table:style-name="ce3" table:formula="of:=AVERAGE([.Y7:.Y36])" office:value-type="string" office:string-value="#DIV/0!" calcext:value-type="error">
            <text:p>#DIV/0!</text:p>
          </table:table-cell>
          <table:table-cell table:style-name="ce3" table:formula="of:=AVERAGE([.Z7:.Z36])" office:value-type="string" office:string-value="#DIV/0!" calcext:value-type="error">
            <text:p>#DIV/0!</text:p>
          </table:table-cell>
          <table:table-cell table:style-name="ce3" table:formula="of:=AVERAGE([.AA7:.AA36])" office:value-type="string" office:string-value="#DIV/0!" calcext:value-type="error">
            <text:p>#DIV/0!</text:p>
          </table:table-cell>
          <table:table-cell table:style-name="ce3" table:formula="of:=AVERAGE([.AB7:.AB36])" office:value-type="string" office:string-value="#DIV/0!" calcext:value-type="error">
            <text:p>#DIV/0!</text:p>
          </table:table-cell>
          <table:table-cell table:style-name="ce3" table:formula="of:=AVERAGE([.AC7:.AC36])" office:value-type="string" office:string-value="#DIV/0!" calcext:value-type="error">
            <text:p>#DIV/0!</text:p>
          </table:table-cell>
          <table:table-cell table:style-name="ce3" table:formula="of:=AVERAGE([.AD7:.AD36])" office:value-type="string" office:string-value="#DIV/0!" calcext:value-type="error">
            <text:p>#DIV/0!</text:p>
          </table:table-cell>
          <table:table-cell table:style-name="ce3" table:formula="of:=AVERAGE([.AE7:.AE36])" office:value-type="string" office:string-value="#DIV/0!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table:style-name="Default" office:value-type="string" calcext:value-type="string">
            <text:p>Tempo total de execução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Default" office:value-type="string" calcext:value-type="string">
            <text:p>Compilação</text:p>
          </table:table-cell>
          <table:table-cell office:value-type="string" calcext:value-type="string">
            <text:p>Interpretação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float" office:value="52.6746629666667" calcext:value-type="float">
            <text:p>52,6746629667</text:p>
          </table:table-cell>
          <table:table-cell office:value-type="float" office:value="16.4330448666667" calcext:value-type="float">
            <text:p>16,43304486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68.2973835" calcext:value-type="float">
            <text:p>68,2973835</text:p>
          </table:table-cell>
          <table:table-cell office:value-type="float" office:value="31.5235542666667" calcext:value-type="float">
            <text:p>31,52355426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float" office:value="71.4032212666667" calcext:value-type="float">
            <text:p>71,4032212667</text:p>
          </table:table-cell>
          <table:table-cell office:value-type="float" office:value="40.7589047" calcext:value-type="float">
            <text:p>40,758904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80.0791060333333" calcext:value-type="float">
            <text:p>80,0791060333</text:p>
          </table:table-cell>
          <table:table-cell office:value-type="float" office:value="51.9506888333333" calcext:value-type="float">
            <text:p>51,950688833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91.51852" calcext:value-type="float">
            <text:p>91,51852</text:p>
          </table:table-cell>
          <table:table-cell office:value-type="float" office:value="62.7513144" calcext:value-type="float">
            <text:p>62,7513144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101.421703333333" calcext:value-type="float">
            <text:p>101,4217033333</text:p>
          </table:table-cell>
          <table:table-cell office:value-type="float" office:value="73.2565588666667" calcext:value-type="float">
            <text:p>73,25655886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116.29733" calcext:value-type="float">
            <text:p>116,29733</text:p>
          </table:table-cell>
          <table:table-cell office:value-type="float" office:value="85.1700150714286" calcext:value-type="float">
            <text:p>85,1700150714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122.188651333333" calcext:value-type="float">
            <text:p>122,1886513333</text:p>
          </table:table-cell>
          <table:table-cell office:value-type="float" office:value="94.7279303666667" calcext:value-type="float">
            <text:p>94,72793036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129.359305" calcext:value-type="float">
            <text:p>129,359305</text:p>
          </table:table-cell>
          <table:table-cell office:value-type="float" office:value="102.4928638" calcext:value-type="float">
            <text:p>102,492863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136.925335333333" calcext:value-type="float">
            <text:p>136,9253353333</text:p>
          </table:table-cell>
          <table:table-cell office:value-type="float" office:value="110.489447222222" calcext:value-type="float">
            <text:p>110,4894472222</text:p>
          </table:table-cell>
          <table:table-cell table:number-columns-repeated="27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8"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table:style-name="Default"/>
          <table:table-cell table:number-columns-repeated="28"/>
        </table:table-row>
        <table:table-row table:style-name="ro2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table:style-name="Default"/>
          <table:table-cell table:number-columns-repeated="28"/>
        </table:table-row>
      </table:table>
      <table:table table:name="Planilha2" table:style-name="ta1">
        <table:shapes>
          <draw:frame draw:z-index="0" draw:style-name="gr1" draw:text-style-name="P1" svg:width="15.997cm" svg:height="8.512cm" svg:x="9.143cm" svg:y="16.724cm">
            <draw:object draw:notify-on-update-of-ranges="Planilha2.C40:Planilha2.C40 Planilha2.C41:Planilha2.C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9.104cm" svg:y="25.951cm">
            <draw:object draw:notify-on-update-of-ranges="Planilha2.D41:Planilha2.D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Variáveis 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2" office:value-type="float" office:value="14.8406925201" calcext:value-type="float">
            <text:p>14,8406925201</text:p>
          </table:table-cell>
          <table:table-cell table:style-name="ce2" office:value-type="float" office:value="16.653788" calcext:value-type="float">
            <text:p>16,653788</text:p>
          </table:table-cell>
          <table:table-cell table:style-name="ce2" office:value-type="float" office:value="29.9014034271" calcext:value-type="float">
            <text:p>29,9014034271</text:p>
          </table:table-cell>
          <table:table-cell table:style-name="ce2" office:value-type="float" office:value="31.512016" calcext:value-type="float">
            <text:p>31,512016</text:p>
          </table:table-cell>
          <table:table-cell table:style-name="ce2" office:value-type="float" office:value="39.1327209473" calcext:value-type="float">
            <text:p>39,1327209473</text:p>
          </table:table-cell>
          <table:table-cell table:style-name="ce2" office:value-type="float" office:value="40.755516" calcext:value-type="float">
            <text:p>40,755516</text:p>
          </table:table-cell>
          <table:table-cell table:style-name="ce2" office:value-type="float" office:value="50.318107605" calcext:value-type="float">
            <text:p>50,318107605</text:p>
          </table:table-cell>
          <table:table-cell table:style-name="ce2" office:value-type="float" office:value="51.946825" calcext:value-type="float">
            <text:p>51,946825</text:p>
          </table:table-cell>
          <table:table-cell table:style-name="ce2" office:value-type="float" office:value="61.0939445496" calcext:value-type="float">
            <text:p>61,0939445496</text:p>
          </table:table-cell>
          <table:table-cell table:style-name="ce2" office:value-type="float" office:value="62.74102" calcext:value-type="float">
            <text:p>62,74102</text:p>
          </table:table-cell>
          <table:table-cell table:style-name="ce2" office:value-type="float" office:value="71.6132202148" calcext:value-type="float">
            <text:p>71,6132202148</text:p>
          </table:table-cell>
          <table:table-cell table:style-name="ce2" office:value-type="float" office:value="73.245702" calcext:value-type="float">
            <text:p>73,245702</text:p>
          </table:table-cell>
          <table:table-cell table:style-name="ce2" office:value-type="float" office:value="86.4630737305" calcext:value-type="float">
            <text:p>86,4630737305</text:p>
          </table:table-cell>
          <table:table-cell table:style-name="ce2" office:value-type="float" office:value="88.098193" calcext:value-type="float">
            <text:p>88,098193</text:p>
          </table:table-cell>
          <table:table-cell table:style-name="ce2" office:value-type="float" office:value="93.0477752686" calcext:value-type="float">
            <text:p>93,0477752686</text:p>
          </table:table-cell>
          <table:table-cell table:style-name="ce2" office:value-type="float" office:value="94.734486" calcext:value-type="float">
            <text:p>94,734486</text:p>
          </table:table-cell>
          <table:table-cell table:style-name="ce2" office:value-type="float" office:value="100.8466796875" calcext:value-type="float">
            <text:p>100,8466796875</text:p>
          </table:table-cell>
          <table:table-cell table:style-name="ce2" office:value-type="float" office:value="102.490985" calcext:value-type="float">
            <text:p>102,490985</text:p>
          </table:table-cell>
          <table:table-cell table:style-name="ce2" office:value-type="float" office:value="110.8403396606" calcext:value-type="float">
            <text:p>110,8403396606</text:p>
          </table:table-cell>
          <table:table-cell table:style-name="ce2" office:value-type="float" office:value="112.502438" calcext:value-type="float">
            <text:p>112,50243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733139038" calcext:value-type="float">
            <text:p>14,8733139038</text:p>
          </table:table-cell>
          <table:table-cell table:style-name="ce2" office:value-type="float" office:value="16.642628" calcext:value-type="float">
            <text:p>16,642628</text:p>
          </table:table-cell>
          <table:table-cell table:style-name="ce2" office:value-type="float" office:value="29.9128570557" calcext:value-type="float">
            <text:p>29,9128570557</text:p>
          </table:table-cell>
          <table:table-cell table:style-name="ce2" office:value-type="float" office:value="31.527125" calcext:value-type="float">
            <text:p>31,527125</text:p>
          </table:table-cell>
          <table:table-cell table:style-name="ce2" office:value-type="float" office:value="39.1333694458" calcext:value-type="float">
            <text:p>39,1333694458</text:p>
          </table:table-cell>
          <table:table-cell table:style-name="ce2" office:value-type="float" office:value="40.809722" calcext:value-type="float">
            <text:p>40,809722</text:p>
          </table:table-cell>
          <table:table-cell table:style-name="ce2" office:value-type="float" office:value="50.3177490234" calcext:value-type="float">
            <text:p>50,3177490234</text:p>
          </table:table-cell>
          <table:table-cell table:style-name="ce2" office:value-type="float" office:value="51.948397" calcext:value-type="float">
            <text:p>51,948397</text:p>
          </table:table-cell>
          <table:table-cell table:style-name="ce2" office:value-type="float" office:value="61.1265487671" calcext:value-type="float">
            <text:p>61,1265487671</text:p>
          </table:table-cell>
          <table:table-cell table:style-name="ce2" office:value-type="float" office:value="62.759971" calcext:value-type="float">
            <text:p>62,759971</text:p>
          </table:table-cell>
          <table:table-cell table:style-name="ce2" office:value-type="float" office:value="71.6355667114" calcext:value-type="float">
            <text:p>71,6355667114</text:p>
          </table:table-cell>
          <table:table-cell table:style-name="ce2" office:value-type="float" office:value="73.27038" calcext:value-type="float">
            <text:p>73,27038</text:p>
          </table:table-cell>
          <table:table-cell table:style-name="ce2" office:value-type="float" office:value="86.4546508789" calcext:value-type="float">
            <text:p>86,4546508789</text:p>
          </table:table-cell>
          <table:table-cell table:style-name="ce2" office:value-type="float" office:value="88.090522" calcext:value-type="float">
            <text:p>88,090522</text:p>
          </table:table-cell>
          <table:table-cell table:style-name="ce2" office:value-type="float" office:value="93.07006073" calcext:value-type="float">
            <text:p>93,07006073</text:p>
          </table:table-cell>
          <table:table-cell table:style-name="ce2" office:value-type="float" office:value="94.713727" calcext:value-type="float">
            <text:p>94,713727</text:p>
          </table:table-cell>
          <table:table-cell table:style-name="ce2" office:value-type="float" office:value="100.8369903564" calcext:value-type="float">
            <text:p>100,8369903564</text:p>
          </table:table-cell>
          <table:table-cell table:style-name="ce2" office:value-type="float" office:value="102.49249" calcext:value-type="float">
            <text:p>102,49249</text:p>
          </table:table-cell>
          <table:table-cell table:style-name="ce2" office:value-type="float" office:value="110.8063201904" calcext:value-type="float">
            <text:p>110,8063201904</text:p>
          </table:table-cell>
          <table:table-cell table:style-name="ce2" office:value-type="float" office:value="112.466978" calcext:value-type="float">
            <text:p>112,46697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501062393" calcext:value-type="float">
            <text:p>14,8501062393</text:p>
          </table:table-cell>
          <table:table-cell table:style-name="ce2" office:value-type="float" office:value="16.593672" calcext:value-type="float">
            <text:p>16,593672</text:p>
          </table:table-cell>
          <table:table-cell table:style-name="ce2" office:value-type="float" office:value="29.904296875" calcext:value-type="float">
            <text:p>29,904296875</text:p>
          </table:table-cell>
          <table:table-cell table:style-name="ce2" office:value-type="float" office:value="31.524407" calcext:value-type="float">
            <text:p>31,524407</text:p>
          </table:table-cell>
          <table:table-cell table:style-name="ce2" office:value-type="float" office:value="39.1280479431" calcext:value-type="float">
            <text:p>39,1280479431</text:p>
          </table:table-cell>
          <table:table-cell table:style-name="ce2" office:value-type="float" office:value="40.752651" calcext:value-type="float">
            <text:p>40,752651</text:p>
          </table:table-cell>
          <table:table-cell table:style-name="ce2" office:value-type="float" office:value="50.3122787476" calcext:value-type="float">
            <text:p>50,3122787476</text:p>
          </table:table-cell>
          <table:table-cell table:style-name="ce2" office:value-type="float" office:value="51.943695" calcext:value-type="float">
            <text:p>51,943695</text:p>
          </table:table-cell>
          <table:table-cell table:style-name="ce2" office:value-type="float" office:value="61.0979728699" calcext:value-type="float">
            <text:p>61,0979728699</text:p>
          </table:table-cell>
          <table:table-cell table:style-name="ce2" office:value-type="float" office:value="62.734597" calcext:value-type="float">
            <text:p>62,734597</text:p>
          </table:table-cell>
          <table:table-cell table:style-name="ce2" office:value-type="float" office:value="71.6336288452" calcext:value-type="float">
            <text:p>71,6336288452</text:p>
          </table:table-cell>
          <table:table-cell table:style-name="ce2" office:value-type="float" office:value="73.267604" calcext:value-type="float">
            <text:p>73,267604</text:p>
          </table:table-cell>
          <table:table-cell table:style-name="ce2" office:value-type="float" office:value="86.4341125488" calcext:value-type="float">
            <text:p>86,4341125488</text:p>
          </table:table-cell>
          <table:table-cell table:style-name="ce2" office:value-type="float" office:value="88.190577" calcext:value-type="float">
            <text:p>88,190577</text:p>
          </table:table-cell>
          <table:table-cell table:style-name="ce2" office:value-type="float" office:value="93.0501251221" calcext:value-type="float">
            <text:p>93,0501251221</text:p>
          </table:table-cell>
          <table:table-cell table:style-name="ce2" office:value-type="float" office:value="94.691842" calcext:value-type="float">
            <text:p>94,691842</text:p>
          </table:table-cell>
          <table:table-cell table:style-name="ce2" office:value-type="float" office:value="100.8240737915" calcext:value-type="float">
            <text:p>100,8240737915</text:p>
          </table:table-cell>
          <table:table-cell table:style-name="ce2" office:value-type="float" office:value="102.478985" calcext:value-type="float">
            <text:p>102,478985</text:p>
          </table:table-cell>
          <table:table-cell table:style-name="ce2" office:value-type="float" office:value="110.8163375854" calcext:value-type="float">
            <text:p>110,8163375854</text:p>
          </table:table-cell>
          <table:table-cell table:style-name="ce2" office:value-type="float" office:value="112.467857" calcext:value-type="float">
            <text:p>112,467857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98993301" calcext:value-type="float">
            <text:p>14,8098993301</text:p>
          </table:table-cell>
          <table:table-cell table:style-name="ce2" office:value-type="float" office:value="16.401969" calcext:value-type="float">
            <text:p>16,401969</text:p>
          </table:table-cell>
          <table:table-cell table:style-name="ce2" office:value-type="float" office:value="29.9126091003" calcext:value-type="float">
            <text:p>29,9126091003</text:p>
          </table:table-cell>
          <table:table-cell table:style-name="ce2" office:value-type="float" office:value="31.532701" calcext:value-type="float">
            <text:p>31,532701</text:p>
          </table:table-cell>
          <table:table-cell table:style-name="ce2" office:value-type="float" office:value="39.12449646" calcext:value-type="float">
            <text:p>39,12449646</text:p>
          </table:table-cell>
          <table:table-cell table:style-name="ce2" office:value-type="float" office:value="40.744921" calcext:value-type="float">
            <text:p>40,744921</text:p>
          </table:table-cell>
          <table:table-cell table:style-name="ce2" office:value-type="float" office:value="50.2982139587" calcext:value-type="float">
            <text:p>50,2982139587</text:p>
          </table:table-cell>
          <table:table-cell table:style-name="ce2" office:value-type="float" office:value="51.926597" calcext:value-type="float">
            <text:p>51,926597</text:p>
          </table:table-cell>
          <table:table-cell table:style-name="ce2" office:value-type="float" office:value="61.1286354065" calcext:value-type="float">
            <text:p>61,1286354065</text:p>
          </table:table-cell>
          <table:table-cell table:style-name="ce2" office:value-type="float" office:value="62.764637" calcext:value-type="float">
            <text:p>62,764637</text:p>
          </table:table-cell>
          <table:table-cell table:style-name="ce2" office:value-type="float" office:value="71.5896911621" calcext:value-type="float">
            <text:p>71,5896911621</text:p>
          </table:table-cell>
          <table:table-cell table:style-name="ce2" office:value-type="float" office:value="73.224726" calcext:value-type="float">
            <text:p>73,224726</text:p>
          </table:table-cell>
          <table:table-cell table:style-name="ce2" office:value-type="float" office:value="86.4527435303" calcext:value-type="float">
            <text:p>86,4527435303</text:p>
          </table:table-cell>
          <table:table-cell table:style-name="ce2" office:value-type="float" office:value="88.257134" calcext:value-type="float">
            <text:p>88,257134</text:p>
          </table:table-cell>
          <table:table-cell table:style-name="ce2" office:value-type="float" office:value="93.069442749" calcext:value-type="float">
            <text:p>93,069442749</text:p>
          </table:table-cell>
          <table:table-cell table:style-name="ce2" office:value-type="float" office:value="94.724625" calcext:value-type="float">
            <text:p>94,724625</text:p>
          </table:table-cell>
          <table:table-cell table:style-name="ce2" office:value-type="float" office:value="100.8511047363" calcext:value-type="float">
            <text:p>100,8511047363</text:p>
          </table:table-cell>
          <table:table-cell table:style-name="ce2" office:value-type="float" office:value="102.50304" calcext:value-type="float">
            <text:p>102,50304</text:p>
          </table:table-cell>
          <table:table-cell table:style-name="ce2" office:value-type="float" office:value="110.7928771973" calcext:value-type="float">
            <text:p>110,7928771973</text:p>
          </table:table-cell>
          <table:table-cell table:style-name="ce2" office:value-type="float" office:value="112.45528" calcext:value-type="float">
            <text:p>112,4552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8057785" calcext:value-type="float">
            <text:p>14,808057785</text:p>
          </table:table-cell>
          <table:table-cell table:style-name="ce2" office:value-type="float" office:value="16.404357" calcext:value-type="float">
            <text:p>16,404357</text:p>
          </table:table-cell>
          <table:table-cell table:style-name="ce2" office:value-type="float" office:value="29.90873909" calcext:value-type="float">
            <text:p>29,90873909</text:p>
          </table:table-cell>
          <table:table-cell table:style-name="ce2" office:value-type="float" office:value="31.523125" calcext:value-type="float">
            <text:p>31,523125</text:p>
          </table:table-cell>
          <table:table-cell table:style-name="ce2" office:value-type="float" office:value="39.1307144165" calcext:value-type="float">
            <text:p>39,1307144165</text:p>
          </table:table-cell>
          <table:table-cell table:style-name="ce2" office:value-type="float" office:value="40.754477" calcext:value-type="float">
            <text:p>40,754477</text:p>
          </table:table-cell>
          <table:table-cell table:style-name="ce2" office:value-type="float" office:value="50.3020439148" calcext:value-type="float">
            <text:p>50,3020439148</text:p>
          </table:table-cell>
          <table:table-cell table:style-name="ce2" office:value-type="float" office:value="51.934486" calcext:value-type="float">
            <text:p>51,934486</text:p>
          </table:table-cell>
          <table:table-cell table:style-name="ce2" office:value-type="float" office:value="61.1086730957" calcext:value-type="float">
            <text:p>61,1086730957</text:p>
          </table:table-cell>
          <table:table-cell table:style-name="ce2" office:value-type="float" office:value="62.761358" calcext:value-type="float">
            <text:p>62,761358</text:p>
          </table:table-cell>
          <table:table-cell table:style-name="ce2" office:value-type="float" office:value="71.6266937256" calcext:value-type="float">
            <text:p>71,6266937256</text:p>
          </table:table-cell>
          <table:table-cell table:style-name="ce2" office:value-type="float" office:value="73.260157" calcext:value-type="float">
            <text:p>73,260157</text:p>
          </table:table-cell>
          <table:table-cell table:style-name="ce2" office:value-type="float" office:value="86.452331543" calcext:value-type="float">
            <text:p>86,452331543</text:p>
          </table:table-cell>
          <table:table-cell table:style-name="ce2" office:value-type="float" office:value="88.289392" calcext:value-type="float">
            <text:p>88,289392</text:p>
          </table:table-cell>
          <table:table-cell table:style-name="ce2" office:value-type="float" office:value="93.1113128662" calcext:value-type="float">
            <text:p>93,1113128662</text:p>
          </table:table-cell>
          <table:table-cell table:style-name="ce2" office:value-type="float" office:value="94.761364" calcext:value-type="float">
            <text:p>94,761364</text:p>
          </table:table-cell>
          <table:table-cell table:style-name="ce2" office:value-type="float" office:value="100.8415222168" calcext:value-type="float">
            <text:p>100,8415222168</text:p>
          </table:table-cell>
          <table:table-cell table:style-name="ce2" office:value-type="float" office:value="102.499857" calcext:value-type="float">
            <text:p>102,499857</text:p>
          </table:table-cell>
          <table:table-cell table:style-name="ce2" office:value-type="float" office:value="110.8240509033" calcext:value-type="float">
            <text:p>110,8240509033</text:p>
          </table:table-cell>
          <table:table-cell table:style-name="ce2" office:value-type="float" office:value="112.479255" calcext:value-type="float">
            <text:p>112,479255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7994375229" calcext:value-type="float">
            <text:p>14,7994375229</text:p>
          </table:table-cell>
          <table:table-cell table:style-name="ce2" office:value-type="float" office:value="16.398029" calcext:value-type="float">
            <text:p>16,398029</text:p>
          </table:table-cell>
          <table:table-cell table:style-name="ce2" office:value-type="float" office:value="29.9111042023" calcext:value-type="float">
            <text:p>29,9111042023</text:p>
          </table:table-cell>
          <table:table-cell table:style-name="ce2" office:value-type="float" office:value="31.525706" calcext:value-type="float">
            <text:p>31,525706</text:p>
          </table:table-cell>
          <table:table-cell table:style-name="ce2" office:value-type="float" office:value="39.1259040833" calcext:value-type="float">
            <text:p>39,1259040833</text:p>
          </table:table-cell>
          <table:table-cell table:style-name="ce2" office:value-type="float" office:value="40.74408" calcext:value-type="float">
            <text:p>40,74408</text:p>
          </table:table-cell>
          <table:table-cell table:style-name="ce2" office:value-type="float" office:value="50.3007774353" calcext:value-type="float">
            <text:p>50,3007774353</text:p>
          </table:table-cell>
          <table:table-cell table:style-name="ce2" office:value-type="float" office:value="51.941293" calcext:value-type="float">
            <text:p>51,941293</text:p>
          </table:table-cell>
          <table:table-cell table:style-name="ce2" office:value-type="float" office:value="61.1103630066" calcext:value-type="float">
            <text:p>61,1103630066</text:p>
          </table:table-cell>
          <table:table-cell table:style-name="ce2" office:value-type="float" office:value="62.8911" calcext:value-type="float">
            <text:p>62,8911</text:p>
          </table:table-cell>
          <table:table-cell table:style-name="ce2" office:value-type="float" office:value="71.6258544922" calcext:value-type="float">
            <text:p>71,6258544922</text:p>
          </table:table-cell>
          <table:table-cell table:style-name="ce2" office:value-type="float" office:value="73.260977" calcext:value-type="float">
            <text:p>73,260977</text:p>
          </table:table-cell>
          <table:table-cell table:style-name="ce2" office:value-type="float" office:value="86.4668197632" calcext:value-type="float">
            <text:p>86,4668197632</text:p>
          </table:table-cell>
          <table:table-cell table:style-name="ce2" office:value-type="float" office:value="88.183443" calcext:value-type="float">
            <text:p>88,183443</text:p>
          </table:table-cell>
          <table:table-cell table:style-name="ce2" office:value-type="float" office:value="93.0891647339" calcext:value-type="float">
            <text:p>93,0891647339</text:p>
          </table:table-cell>
          <table:table-cell table:style-name="ce2" office:value-type="float" office:value="94.730223" calcext:value-type="float">
            <text:p>94,730223</text:p>
          </table:table-cell>
          <table:table-cell table:style-name="ce2" office:value-type="float" office:value="100.8158416748" calcext:value-type="float">
            <text:p>100,8158416748</text:p>
          </table:table-cell>
          <table:table-cell table:style-name="ce2" office:value-type="float" office:value="102.479307" calcext:value-type="float">
            <text:p>102,479307</text:p>
          </table:table-cell>
          <table:table-cell table:style-name="ce2" office:value-type="float" office:value="110.8005218506" calcext:value-type="float">
            <text:p>110,8005218506</text:p>
          </table:table-cell>
          <table:table-cell table:style-name="ce2" office:value-type="float" office:value="112.447714" calcext:value-type="float">
            <text:p>112,44771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64441681" calcext:value-type="float">
            <text:p>14,8064441681</text:p>
          </table:table-cell>
          <table:table-cell table:style-name="ce2" office:value-type="float" office:value="16.40019" calcext:value-type="float">
            <text:p>16,40019</text:p>
          </table:table-cell>
          <table:table-cell table:style-name="ce2" office:value-type="float" office:value="29.9160118103" calcext:value-type="float">
            <text:p>29,9160118103</text:p>
          </table:table-cell>
          <table:table-cell table:style-name="ce2" office:value-type="float" office:value="31.527993" calcext:value-type="float">
            <text:p>31,527993</text:p>
          </table:table-cell>
          <table:table-cell table:style-name="ce2" office:value-type="float" office:value="39.122051239" calcext:value-type="float">
            <text:p>39,122051239</text:p>
          </table:table-cell>
          <table:table-cell table:style-name="ce2" office:value-type="float" office:value="40.746919" calcext:value-type="float">
            <text:p>40,746919</text:p>
          </table:table-cell>
          <table:table-cell table:style-name="ce2" office:value-type="float" office:value="50.3152236938" calcext:value-type="float">
            <text:p>50,3152236938</text:p>
          </table:table-cell>
          <table:table-cell table:style-name="ce2" office:value-type="float" office:value="51.948648" calcext:value-type="float">
            <text:p>51,948648</text:p>
          </table:table-cell>
          <table:table-cell table:style-name="ce2" office:value-type="float" office:value="61.0939254761" calcext:value-type="float">
            <text:p>61,0939254761</text:p>
          </table:table-cell>
          <table:table-cell table:style-name="ce2" office:value-type="float" office:value="62.726193" calcext:value-type="float">
            <text:p>62,726193</text:p>
          </table:table-cell>
          <table:table-cell table:style-name="ce2" office:value-type="float" office:value="71.6144943237" calcext:value-type="float">
            <text:p>71,6144943237</text:p>
          </table:table-cell>
          <table:table-cell table:style-name="ce2" office:value-type="float" office:value="73.251746" calcext:value-type="float">
            <text:p>73,251746</text:p>
          </table:table-cell>
          <table:table-cell table:style-name="ce2" office:value-type="float" office:value="86.3837280273" calcext:value-type="float">
            <text:p>86,3837280273</text:p>
          </table:table-cell>
          <table:table-cell table:style-name="ce2" office:value-type="float" office:value="88.019329" calcext:value-type="float">
            <text:p>88,019329</text:p>
          </table:table-cell>
          <table:table-cell table:style-name="ce2" office:value-type="float" office:value="93.109992981" calcext:value-type="float">
            <text:p>93,109992981</text:p>
          </table:table-cell>
          <table:table-cell table:style-name="ce2" office:value-type="float" office:value="94.753012" calcext:value-type="float">
            <text:p>94,753012</text:p>
          </table:table-cell>
          <table:table-cell table:style-name="ce2" office:value-type="float" office:value="100.8354187012" calcext:value-type="float">
            <text:p>100,8354187012</text:p>
          </table:table-cell>
          <table:table-cell table:style-name="ce2" office:value-type="float" office:value="102.490159" calcext:value-type="float">
            <text:p>102,490159</text:p>
          </table:table-cell>
          <table:table-cell table:style-name="ce2" office:value-type="float" office:value="110.7949752808" calcext:value-type="float">
            <text:p>110,7949752808</text:p>
          </table:table-cell>
          <table:table-cell table:style-name="ce2" office:value-type="float" office:value="112.449452" calcext:value-type="float">
            <text:p>112,44945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85422516" calcext:value-type="float">
            <text:p>14,8085422516</text:p>
          </table:table-cell>
          <table:table-cell table:style-name="ce2" office:value-type="float" office:value="16.399898" calcext:value-type="float">
            <text:p>16,399898</text:p>
          </table:table-cell>
          <table:table-cell table:style-name="ce2" office:value-type="float" office:value="29.9107208252" calcext:value-type="float">
            <text:p>29,9107208252</text:p>
          </table:table-cell>
          <table:table-cell table:style-name="ce2" office:value-type="float" office:value="31.523094" calcext:value-type="float">
            <text:p>31,523094</text:p>
          </table:table-cell>
          <table:table-cell table:style-name="ce2" office:value-type="float" office:value="39.1300621033" calcext:value-type="float">
            <text:p>39,1300621033</text:p>
          </table:table-cell>
          <table:table-cell table:style-name="ce2" office:value-type="float" office:value="40.760761" calcext:value-type="float">
            <text:p>40,760761</text:p>
          </table:table-cell>
          <table:table-cell table:style-name="ce2" office:value-type="float" office:value="50.3053359985" calcext:value-type="float">
            <text:p>50,3053359985</text:p>
          </table:table-cell>
          <table:table-cell table:style-name="ce2" office:value-type="float" office:value="51.936532" calcext:value-type="float">
            <text:p>51,936532</text:p>
          </table:table-cell>
          <table:table-cell table:style-name="ce2" office:value-type="float" office:value="61.1195335388" calcext:value-type="float">
            <text:p>61,1195335388</text:p>
          </table:table-cell>
          <table:table-cell table:style-name="ce2" office:value-type="float" office:value="62.756888" calcext:value-type="float">
            <text:p>62,756888</text:p>
          </table:table-cell>
          <table:table-cell table:style-name="ce2" office:value-type="float" office:value="71.6423950195" calcext:value-type="float">
            <text:p>71,6423950195</text:p>
          </table:table-cell>
          <table:table-cell table:style-name="ce2" office:value-type="float" office:value="73.273902" calcext:value-type="float">
            <text:p>73,273902</text:p>
          </table:table-cell>
          <table:table-cell table:style-name="ce2" office:value-type="float" office:value="86.4132156372" calcext:value-type="float">
            <text:p>86,4132156372</text:p>
          </table:table-cell>
          <table:table-cell table:style-name="ce2" office:value-type="float" office:value="88.049755" calcext:value-type="float">
            <text:p>88,049755</text:p>
          </table:table-cell>
          <table:table-cell table:style-name="ce2" office:value-type="float" office:value="93.1002731323" calcext:value-type="float">
            <text:p>93,1002731323</text:p>
          </table:table-cell>
          <table:table-cell table:style-name="ce2" office:value-type="float" office:value="94.747478" calcext:value-type="float">
            <text:p>94,747478</text:p>
          </table:table-cell>
          <table:table-cell table:style-name="ce2" office:value-type="float" office:value="100.8663253784" calcext:value-type="float">
            <text:p>100,8663253784</text:p>
          </table:table-cell>
          <table:table-cell table:style-name="ce2" office:value-type="float" office:value="102.517779" calcext:value-type="float">
            <text:p>102,517779</text:p>
          </table:table-cell>
          <table:table-cell table:style-name="ce2" office:value-type="float" office:value="110.8295974731" calcext:value-type="float">
            <text:p>110,8295974731</text:p>
          </table:table-cell>
          <table:table-cell table:style-name="ce2" office:value-type="float" office:value="112.492377" calcext:value-type="float">
            <text:p>112,492377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60998917" calcext:value-type="float">
            <text:p>14,8060998917</text:p>
          </table:table-cell>
          <table:table-cell table:style-name="ce2" office:value-type="float" office:value="16.467051" calcext:value-type="float">
            <text:p>16,467051</text:p>
          </table:table-cell>
          <table:table-cell table:style-name="ce2" office:value-type="float" office:value="29.9093418121" calcext:value-type="float">
            <text:p>29,9093418121</text:p>
          </table:table-cell>
          <table:table-cell table:style-name="ce2" office:value-type="float" office:value="31.526361" calcext:value-type="float">
            <text:p>31,526361</text:p>
          </table:table-cell>
          <table:table-cell table:style-name="ce2" office:value-type="float" office:value="39.1386909485" calcext:value-type="float">
            <text:p>39,1386909485</text:p>
          </table:table-cell>
          <table:table-cell table:style-name="ce2" office:value-type="float" office:value="40.755227" calcext:value-type="float">
            <text:p>40,755227</text:p>
          </table:table-cell>
          <table:table-cell table:style-name="ce2" office:value-type="float" office:value="50.3127746582" calcext:value-type="float">
            <text:p>50,3127746582</text:p>
          </table:table-cell>
          <table:table-cell table:style-name="ce2" office:value-type="float" office:value="51.956274" calcext:value-type="float">
            <text:p>51,956274</text:p>
          </table:table-cell>
          <table:table-cell table:style-name="ce2" office:value-type="float" office:value="61.1017303467" calcext:value-type="float">
            <text:p>61,1017303467</text:p>
          </table:table-cell>
          <table:table-cell table:style-name="ce2" office:value-type="float" office:value="62.735183" calcext:value-type="float">
            <text:p>62,735183</text:p>
          </table:table-cell>
          <table:table-cell table:style-name="ce2" office:value-type="float" office:value="71.5807495117" calcext:value-type="float">
            <text:p>71,5807495117</text:p>
          </table:table-cell>
          <table:table-cell table:style-name="ce2" office:value-type="float" office:value="73.210628" calcext:value-type="float">
            <text:p>73,210628</text:p>
          </table:table-cell>
          <table:table-cell table:style-name="ce2" office:value-type="float" office:value="86.4161529541" calcext:value-type="float">
            <text:p>86,4161529541</text:p>
          </table:table-cell>
          <table:table-cell table:style-name="ce2" office:value-type="float" office:value="88.050991" calcext:value-type="float">
            <text:p>88,050991</text:p>
          </table:table-cell>
          <table:table-cell table:style-name="ce2" office:value-type="float" office:value="93.0901947021" calcext:value-type="float">
            <text:p>93,0901947021</text:p>
          </table:table-cell>
          <table:table-cell table:style-name="ce2" office:value-type="float" office:value="94.741017" calcext:value-type="float">
            <text:p>94,741017</text:p>
          </table:table-cell>
          <table:table-cell table:style-name="ce2" office:value-type="float" office:value="100.7971725464" calcext:value-type="float">
            <text:p>100,7971725464</text:p>
          </table:table-cell>
          <table:table-cell table:style-name="ce2" office:value-type="float" office:value="102.449241" calcext:value-type="float">
            <text:p>102,449241</text:p>
          </table:table-cell>
          <table:table-cell table:style-name="ce2" office:value-type="float" office:value="110.8217697144" calcext:value-type="float">
            <text:p>110,8217697144</text:p>
          </table:table-cell>
          <table:table-cell table:style-name="ce2" office:value-type="float" office:value="112.484765" calcext:value-type="float">
            <text:p>112,484765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25951385" calcext:value-type="float">
            <text:p>14,8025951385</text:p>
          </table:table-cell>
          <table:table-cell table:style-name="ce2" office:value-type="float" office:value="16.400469" calcext:value-type="float">
            <text:p>16,400469</text:p>
          </table:table-cell>
          <table:table-cell table:style-name="ce2" office:value-type="float" office:value="29.9025993347" calcext:value-type="float">
            <text:p>29,9025993347</text:p>
          </table:table-cell>
          <table:table-cell table:style-name="ce2" office:value-type="float" office:value="31.517215" calcext:value-type="float">
            <text:p>31,517215</text:p>
          </table:table-cell>
          <table:table-cell table:style-name="ce2" office:value-type="float" office:value="39.1207351685" calcext:value-type="float">
            <text:p>39,1207351685</text:p>
          </table:table-cell>
          <table:table-cell table:style-name="ce2" office:value-type="float" office:value="40.750382" calcext:value-type="float">
            <text:p>40,750382</text:p>
          </table:table-cell>
          <table:table-cell table:style-name="ce2" office:value-type="float" office:value="50.3079376221" calcext:value-type="float">
            <text:p>50,3079376221</text:p>
          </table:table-cell>
          <table:table-cell table:style-name="ce2" office:value-type="float" office:value="51.93676" calcext:value-type="float">
            <text:p>51,93676</text:p>
          </table:table-cell>
          <table:table-cell table:style-name="ce2" office:value-type="float" office:value="61.1002845764" calcext:value-type="float">
            <text:p>61,1002845764</text:p>
          </table:table-cell>
          <table:table-cell table:style-name="ce2" office:value-type="float" office:value="62.735162" calcext:value-type="float">
            <text:p>62,735162</text:p>
          </table:table-cell>
          <table:table-cell table:style-name="ce2" office:value-type="float" office:value="71.6088256836" calcext:value-type="float">
            <text:p>71,6088256836</text:p>
          </table:table-cell>
          <table:table-cell table:style-name="ce2" office:value-type="float" office:value="73.246754" calcext:value-type="float">
            <text:p>73,246754</text:p>
          </table:table-cell>
          <table:table-cell table:style-name="ce2" office:value-type="float" office:value="86.3952331543" calcext:value-type="float">
            <text:p>86,3952331543</text:p>
          </table:table-cell>
          <table:table-cell table:style-name="ce2" office:value-type="float" office:value="88.040837" calcext:value-type="float">
            <text:p>88,040837</text:p>
          </table:table-cell>
          <table:table-cell table:style-name="ce2" office:value-type="float" office:value="93.0990600586" calcext:value-type="float">
            <text:p>93,0990600586</text:p>
          </table:table-cell>
          <table:table-cell table:style-name="ce2" office:value-type="float" office:value="94.739556" calcext:value-type="float">
            <text:p>94,739556</text:p>
          </table:table-cell>
          <table:table-cell table:style-name="ce2" office:value-type="float" office:value="100.8285980225" calcext:value-type="float">
            <text:p>100,8285980225</text:p>
          </table:table-cell>
          <table:table-cell table:style-name="ce2" office:value-type="float" office:value="102.476611" calcext:value-type="float">
            <text:p>102,476611</text:p>
          </table:table-cell>
          <table:table-cell table:style-name="ce2" office:value-type="float" office:value="110.8406448364" calcext:value-type="float">
            <text:p>110,8406448364</text:p>
          </table:table-cell>
          <table:table-cell table:style-name="ce2" office:value-type="float" office:value="112.496964" calcext:value-type="float">
            <text:p>112,49696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34498596" calcext:value-type="float">
            <text:p>14,8134498596</text:p>
          </table:table-cell>
          <table:table-cell table:style-name="ce2" office:value-type="float" office:value="16.403943" calcext:value-type="float">
            <text:p>16,403943</text:p>
          </table:table-cell>
          <table:table-cell table:style-name="ce2" office:value-type="float" office:value="29.9075775146" calcext:value-type="float">
            <text:p>29,9075775146</text:p>
          </table:table-cell>
          <table:table-cell table:style-name="ce2" office:value-type="float" office:value="31.522831" calcext:value-type="float">
            <text:p>31,522831</text:p>
          </table:table-cell>
          <table:table-cell table:style-name="ce2" office:value-type="float" office:value="39.1266899109" calcext:value-type="float">
            <text:p>39,1266899109</text:p>
          </table:table-cell>
          <table:table-cell table:style-name="ce2" office:value-type="float" office:value="40.753888" calcext:value-type="float">
            <text:p>40,753888</text:p>
          </table:table-cell>
          <table:table-cell table:style-name="ce2" office:value-type="float" office:value="50.3233146667" calcext:value-type="float">
            <text:p>50,3233146667</text:p>
          </table:table-cell>
          <table:table-cell table:style-name="ce2" office:value-type="float" office:value="51.953852" calcext:value-type="float">
            <text:p>51,953852</text:p>
          </table:table-cell>
          <table:table-cell table:style-name="ce2" office:value-type="float" office:value="61.0975036621" calcext:value-type="float">
            <text:p>61,0975036621</text:p>
          </table:table-cell>
          <table:table-cell table:style-name="ce2" office:value-type="float" office:value="62.729683" calcext:value-type="float">
            <text:p>62,729683</text:p>
          </table:table-cell>
          <table:table-cell table:style-name="ce2" office:value-type="float" office:value="71.6202545166" calcext:value-type="float">
            <text:p>71,6202545166</text:p>
          </table:table-cell>
          <table:table-cell table:style-name="ce2" office:value-type="float" office:value="73.257421" calcext:value-type="float">
            <text:p>73,257421</text:p>
          </table:table-cell>
          <table:table-cell table:style-name="ce2" office:value-type="float" office:value="86.3992614746" calcext:value-type="float">
            <text:p>86,3992614746</text:p>
          </table:table-cell>
          <table:table-cell table:style-name="ce2" office:value-type="float" office:value="88.034709" calcext:value-type="float">
            <text:p>88,034709</text:p>
          </table:table-cell>
          <table:table-cell table:style-name="ce2" office:value-type="float" office:value="93.0925827026" calcext:value-type="float">
            <text:p>93,0925827026</text:p>
          </table:table-cell>
          <table:table-cell table:style-name="ce2" office:value-type="float" office:value="94.733538" calcext:value-type="float">
            <text:p>94,733538</text:p>
          </table:table-cell>
          <table:table-cell table:style-name="ce2" office:value-type="float" office:value="100.8355484009" calcext:value-type="float">
            <text:p>100,8355484009</text:p>
          </table:table-cell>
          <table:table-cell table:style-name="ce2" office:value-type="float" office:value="102.492515" calcext:value-type="float">
            <text:p>102,492515</text:p>
          </table:table-cell>
          <table:table-cell table:style-name="ce2" office:value-type="float" office:value="110.8396224976" calcext:value-type="float">
            <text:p>110,8396224976</text:p>
          </table:table-cell>
          <table:table-cell table:style-name="ce2" office:value-type="float" office:value="112.498858" calcext:value-type="float">
            <text:p>112,49885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47409058" calcext:value-type="float">
            <text:p>14,8047409058</text:p>
          </table:table-cell>
          <table:table-cell table:style-name="ce2" office:value-type="float" office:value="16.398592" calcext:value-type="float">
            <text:p>16,398592</text:p>
          </table:table-cell>
          <table:table-cell table:style-name="ce2" office:value-type="float" office:value="29.9120368958" calcext:value-type="float">
            <text:p>29,9120368958</text:p>
          </table:table-cell>
          <table:table-cell table:style-name="ce2" office:value-type="float" office:value="31.528398" calcext:value-type="float">
            <text:p>31,528398</text:p>
          </table:table-cell>
          <table:table-cell table:style-name="ce2" office:value-type="float" office:value="39.1348075867" calcext:value-type="float">
            <text:p>39,1348075867</text:p>
          </table:table-cell>
          <table:table-cell table:style-name="ce2" office:value-type="float" office:value="40.755679" calcext:value-type="float">
            <text:p>40,755679</text:p>
          </table:table-cell>
          <table:table-cell table:style-name="ce2" office:value-type="float" office:value="50.315284729" calcext:value-type="float">
            <text:p>50,315284729</text:p>
          </table:table-cell>
          <table:table-cell table:style-name="ce2" office:value-type="float" office:value="51.948233" calcext:value-type="float">
            <text:p>51,948233</text:p>
          </table:table-cell>
          <table:table-cell table:style-name="ce2" office:value-type="float" office:value="61.1052360535" calcext:value-type="float">
            <text:p>61,1052360535</text:p>
          </table:table-cell>
          <table:table-cell table:style-name="ce2" office:value-type="float" office:value="62.74223" calcext:value-type="float">
            <text:p>62,74223</text:p>
          </table:table-cell>
          <table:table-cell table:style-name="ce2" office:value-type="float" office:value="71.628692627" calcext:value-type="float">
            <text:p>71,628692627</text:p>
          </table:table-cell>
          <table:table-cell table:style-name="ce2" office:value-type="float" office:value="73.258524" calcext:value-type="float">
            <text:p>73,258524</text:p>
          </table:table-cell>
          <table:table-cell table:style-name="ce2" office:value-type="float" office:value="86.4156417847" calcext:value-type="float">
            <text:p>86,4156417847</text:p>
          </table:table-cell>
          <table:table-cell table:style-name="ce2" office:value-type="float" office:value="88.051773" calcext:value-type="float">
            <text:p>88,051773</text:p>
          </table:table-cell>
          <table:table-cell table:style-name="ce2" office:value-type="float" office:value="93.0610427856" calcext:value-type="float">
            <text:p>93,0610427856</text:p>
          </table:table-cell>
          <table:table-cell table:style-name="ce2" office:value-type="float" office:value="94.696649" calcext:value-type="float">
            <text:p>94,696649</text:p>
          </table:table-cell>
          <table:table-cell table:style-name="ce2" office:value-type="float" office:value="100.8327178955" calcext:value-type="float">
            <text:p>100,8327178955</text:p>
          </table:table-cell>
          <table:table-cell table:style-name="ce2" office:value-type="float" office:value="102.483898" calcext:value-type="float">
            <text:p>102,483898</text:p>
          </table:table-cell>
          <table:table-cell table:style-name="ce2" office:value-type="float" office:value="110.8168640137" calcext:value-type="float">
            <text:p>110,8168640137</text:p>
          </table:table-cell>
          <table:table-cell table:style-name="ce2" office:value-type="float" office:value="112.469572" calcext:value-type="float">
            <text:p>112,46957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02283478" calcext:value-type="float">
            <text:p>14,8102283478</text:p>
          </table:table-cell>
          <table:table-cell table:style-name="ce2" office:value-type="float" office:value="16.405227" calcext:value-type="float">
            <text:p>16,405227</text:p>
          </table:table-cell>
          <table:table-cell table:style-name="ce2" office:value-type="float" office:value="29.9163208008" calcext:value-type="float">
            <text:p>29,9163208008</text:p>
          </table:table-cell>
          <table:table-cell table:style-name="ce2" office:value-type="float" office:value="31.528543" calcext:value-type="float">
            <text:p>31,528543</text:p>
          </table:table-cell>
          <table:table-cell table:style-name="ce2" office:value-type="float" office:value="39.1351356506" calcext:value-type="float">
            <text:p>39,1351356506</text:p>
          </table:table-cell>
          <table:table-cell table:style-name="ce2" office:value-type="float" office:value="40.754754" calcext:value-type="float">
            <text:p>40,754754</text:p>
          </table:table-cell>
          <table:table-cell table:style-name="ce2" office:value-type="float" office:value="50.3200149536" calcext:value-type="float">
            <text:p>50,3200149536</text:p>
          </table:table-cell>
          <table:table-cell table:style-name="ce2" office:value-type="float" office:value="51.960354" calcext:value-type="float">
            <text:p>51,960354</text:p>
          </table:table-cell>
          <table:table-cell table:style-name="ce2" office:value-type="float" office:value="61.1096763611" calcext:value-type="float">
            <text:p>61,1096763611</text:p>
          </table:table-cell>
          <table:table-cell table:style-name="ce2" office:value-type="float" office:value="62.745072" calcext:value-type="float">
            <text:p>62,745072</text:p>
          </table:table-cell>
          <table:table-cell table:style-name="ce2" office:value-type="float" office:value="71.6201705933" calcext:value-type="float">
            <text:p>71,6201705933</text:p>
          </table:table-cell>
          <table:table-cell table:style-name="ce2" office:value-type="float" office:value="73.253268" calcext:value-type="float">
            <text:p>73,253268</text:p>
          </table:table-cell>
          <table:table-cell table:style-name="ce2" office:value-type="float" office:value="86.424659729" calcext:value-type="float">
            <text:p>86,424659729</text:p>
          </table:table-cell>
          <table:table-cell table:style-name="ce2" office:value-type="float" office:value="88.0663" calcext:value-type="float">
            <text:p>88,0663</text:p>
          </table:table-cell>
          <table:table-cell table:style-name="ce2" office:value-type="float" office:value="93.1019287109" calcext:value-type="float">
            <text:p>93,1019287109</text:p>
          </table:table-cell>
          <table:table-cell table:style-name="ce2" office:value-type="float" office:value="94.746074" calcext:value-type="float">
            <text:p>94,746074</text:p>
          </table:table-cell>
          <table:table-cell table:style-name="ce2" office:value-type="float" office:value="100.8660888672" calcext:value-type="float">
            <text:p>100,8660888672</text:p>
          </table:table-cell>
          <table:table-cell table:style-name="ce2" office:value-type="float" office:value="102.525838" calcext:value-type="float">
            <text:p>102,525838</text:p>
          </table:table-cell>
          <table:table-cell table:style-name="ce2" office:value-type="float" office:value="110.8125076294" calcext:value-type="float">
            <text:p>110,8125076294</text:p>
          </table:table-cell>
          <table:table-cell table:style-name="ce2" office:value-type="float" office:value="112.470297" calcext:value-type="float">
            <text:p>112,470297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7756424" calcext:value-type="float">
            <text:p>14,807756424</text:p>
          </table:table-cell>
          <table:table-cell table:style-name="ce2" office:value-type="float" office:value="16.401733" calcext:value-type="float">
            <text:p>16,401733</text:p>
          </table:table-cell>
          <table:table-cell table:style-name="ce2" office:value-type="float" office:value="29.920759201" calcext:value-type="float">
            <text:p>29,920759201</text:p>
          </table:table-cell>
          <table:table-cell table:style-name="ce2" office:value-type="float" office:value="31.53344" calcext:value-type="float">
            <text:p>31,53344</text:p>
          </table:table-cell>
          <table:table-cell table:style-name="ce2" office:value-type="float" office:value="39.1300468445" calcext:value-type="float">
            <text:p>39,1300468445</text:p>
          </table:table-cell>
          <table:table-cell table:style-name="ce2" office:value-type="float" office:value="40.762233" calcext:value-type="float">
            <text:p>40,762233</text:p>
          </table:table-cell>
          <table:table-cell table:style-name="ce2" office:value-type="float" office:value="50.3296089172" calcext:value-type="float">
            <text:p>50,3296089172</text:p>
          </table:table-cell>
          <table:table-cell table:style-name="ce2" office:value-type="float" office:value="51.959956" calcext:value-type="float">
            <text:p>51,959956</text:p>
          </table:table-cell>
          <table:table-cell table:style-name="ce2" office:value-type="float" office:value="61.1039390564" calcext:value-type="float">
            <text:p>61,1039390564</text:p>
          </table:table-cell>
          <table:table-cell table:style-name="ce2" office:value-type="float" office:value="62.737148" calcext:value-type="float">
            <text:p>62,737148</text:p>
          </table:table-cell>
          <table:table-cell table:style-name="ce2" office:value-type="float" office:value="71.6029510498" calcext:value-type="float">
            <text:p>71,6029510498</text:p>
          </table:table-cell>
          <table:table-cell table:style-name="ce2" office:value-type="float" office:value="73.233898" calcext:value-type="float">
            <text:p>73,233898</text:p>
          </table:table-cell>
          <table:table-cell table:style-name="ce2" table:number-columns-repeated="2"/>
          <table:table-cell table:style-name="ce2" office:value-type="float" office:value="93.1017532349" calcext:value-type="float">
            <text:p>93,1017532349</text:p>
          </table:table-cell>
          <table:table-cell table:style-name="ce2" office:value-type="float" office:value="94.744748" calcext:value-type="float">
            <text:p>94,744748</text:p>
          </table:table-cell>
          <table:table-cell table:style-name="ce2" office:value-type="float" office:value="100.8111419678" calcext:value-type="float">
            <text:p>100,8111419678</text:p>
          </table:table-cell>
          <table:table-cell table:style-name="ce2" office:value-type="float" office:value="102.466504" calcext:value-type="float">
            <text:p>102,466504</text:p>
          </table:table-cell>
          <table:table-cell table:style-name="ce2" office:value-type="float" office:value="110.7833709717" calcext:value-type="float">
            <text:p>110,7833709717</text:p>
          </table:table-cell>
          <table:table-cell table:style-name="ce2" office:value-type="float" office:value="112.444446" calcext:value-type="float">
            <text:p>112,444446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85927963" calcext:value-type="float">
            <text:p>14,8085927963</text:p>
          </table:table-cell>
          <table:table-cell table:style-name="ce2" office:value-type="float" office:value="16.402845" calcext:value-type="float">
            <text:p>16,402845</text:p>
          </table:table-cell>
          <table:table-cell table:style-name="ce2" office:value-type="float" office:value="29.9093990326" calcext:value-type="float">
            <text:p>29,9093990326</text:p>
          </table:table-cell>
          <table:table-cell table:style-name="ce2" office:value-type="float" office:value="31.524305" calcext:value-type="float">
            <text:p>31,524305</text:p>
          </table:table-cell>
          <table:table-cell table:style-name="ce2" office:value-type="float" office:value="39.1264305115" calcext:value-type="float">
            <text:p>39,1264305115</text:p>
          </table:table-cell>
          <table:table-cell table:style-name="ce2" office:value-type="float" office:value="40.747579" calcext:value-type="float">
            <text:p>40,747579</text:p>
          </table:table-cell>
          <table:table-cell table:style-name="ce2" office:value-type="float" office:value="50.3181610107" calcext:value-type="float">
            <text:p>50,3181610107</text:p>
          </table:table-cell>
          <table:table-cell table:style-name="ce2" office:value-type="float" office:value="51.94449" calcext:value-type="float">
            <text:p>51,94449</text:p>
          </table:table-cell>
          <table:table-cell table:style-name="ce2" office:value-type="float" office:value="61.1315460205" calcext:value-type="float">
            <text:p>61,1315460205</text:p>
          </table:table-cell>
          <table:table-cell table:style-name="ce2" office:value-type="float" office:value="62.769339" calcext:value-type="float">
            <text:p>62,769339</text:p>
          </table:table-cell>
          <table:table-cell table:style-name="ce2" office:value-type="float" office:value="71.6170654297" calcext:value-type="float">
            <text:p>71,6170654297</text:p>
          </table:table-cell>
          <table:table-cell table:style-name="ce2" office:value-type="float" office:value="73.25747" calcext:value-type="float">
            <text:p>73,25747</text:p>
          </table:table-cell>
          <table:table-cell table:style-name="ce2" table:number-columns-repeated="2"/>
          <table:table-cell table:style-name="ce2" office:value-type="float" office:value="93.100479126" calcext:value-type="float">
            <text:p>93,100479126</text:p>
          </table:table-cell>
          <table:table-cell table:style-name="ce2" office:value-type="float" office:value="94.805455" calcext:value-type="float">
            <text:p>94,805455</text:p>
          </table:table-cell>
          <table:table-cell table:style-name="ce2" office:value-type="float" office:value="100.8173294067" calcext:value-type="float">
            <text:p>100,8173294067</text:p>
          </table:table-cell>
          <table:table-cell table:style-name="ce2" office:value-type="float" office:value="102.470496" calcext:value-type="float">
            <text:p>102,470496</text:p>
          </table:table-cell>
          <table:table-cell table:style-name="ce2" office:value-type="float" office:value="110.7863540649" calcext:value-type="float">
            <text:p>110,7863540649</text:p>
          </table:table-cell>
          <table:table-cell table:style-name="ce2" office:value-type="float" office:value="112.444864" calcext:value-type="float">
            <text:p>112,44486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15377426" calcext:value-type="float">
            <text:p>14,8115377426</text:p>
          </table:table-cell>
          <table:table-cell table:style-name="ce2" office:value-type="float" office:value="16.407206" calcext:value-type="float">
            <text:p>16,407206</text:p>
          </table:table-cell>
          <table:table-cell table:style-name="ce2" office:value-type="float" office:value="29.9072360992" calcext:value-type="float">
            <text:p>29,9072360992</text:p>
          </table:table-cell>
          <table:table-cell table:style-name="ce2" office:value-type="float" office:value="31.519992" calcext:value-type="float">
            <text:p>31,519992</text:p>
          </table:table-cell>
          <table:table-cell table:style-name="ce2" office:value-type="float" office:value="39.128944397" calcext:value-type="float">
            <text:p>39,128944397</text:p>
          </table:table-cell>
          <table:table-cell table:style-name="ce2" office:value-type="float" office:value="40.747891" calcext:value-type="float">
            <text:p>40,747891</text:p>
          </table:table-cell>
          <table:table-cell table:style-name="ce2" office:value-type="float" office:value="50.3241462708" calcext:value-type="float">
            <text:p>50,3241462708</text:p>
          </table:table-cell>
          <table:table-cell table:style-name="ce2" office:value-type="float" office:value="51.955692" calcext:value-type="float">
            <text:p>51,955692</text:p>
          </table:table-cell>
          <table:table-cell table:style-name="ce2" office:value-type="float" office:value="61.0923233032" calcext:value-type="float">
            <text:p>61,0923233032</text:p>
          </table:table-cell>
          <table:table-cell table:style-name="ce2" office:value-type="float" office:value="62.72531" calcext:value-type="float">
            <text:p>62,72531</text:p>
          </table:table-cell>
          <table:table-cell table:style-name="ce2" office:value-type="float" office:value="71.6096343994" calcext:value-type="float">
            <text:p>71,6096343994</text:p>
          </table:table-cell>
          <table:table-cell table:style-name="ce2" office:value-type="float" office:value="73.247796" calcext:value-type="float">
            <text:p>73,247796</text:p>
          </table:table-cell>
          <table:table-cell table:style-name="ce2" table:number-columns-repeated="2"/>
          <table:table-cell table:style-name="ce2" office:value-type="float" office:value="93.0640411377" calcext:value-type="float">
            <text:p>93,0640411377</text:p>
          </table:table-cell>
          <table:table-cell table:style-name="ce2" office:value-type="float" office:value="94.708214" calcext:value-type="float">
            <text:p>94,708214</text:p>
          </table:table-cell>
          <table:table-cell table:style-name="ce2" office:value-type="float" office:value="100.8374938965" calcext:value-type="float">
            <text:p>100,8374938965</text:p>
          </table:table-cell>
          <table:table-cell table:style-name="ce2" office:value-type="float" office:value="102.492947" calcext:value-type="float">
            <text:p>102,492947</text:p>
          </table:table-cell>
          <table:table-cell table:style-name="ce2" office:value-type="float" office:value="110.8448486328" calcext:value-type="float">
            <text:p>110,8448486328</text:p>
          </table:table-cell>
          <table:table-cell table:style-name="ce2" office:value-type="float" office:value="112.502188" calcext:value-type="float">
            <text:p>112,50218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66663742" calcext:value-type="float">
            <text:p>14,8066663742</text:p>
          </table:table-cell>
          <table:table-cell table:style-name="ce2" office:value-type="float" office:value="16.403088" calcext:value-type="float">
            <text:p>16,403088</text:p>
          </table:table-cell>
          <table:table-cell table:style-name="ce2" office:value-type="float" office:value="29.900270462" calcext:value-type="float">
            <text:p>29,900270462</text:p>
          </table:table-cell>
          <table:table-cell table:style-name="ce2" office:value-type="float" office:value="31.515749" calcext:value-type="float">
            <text:p>31,515749</text:p>
          </table:table-cell>
          <table:table-cell table:style-name="ce2" office:value-type="float" office:value="39.1323356628" calcext:value-type="float">
            <text:p>39,1323356628</text:p>
          </table:table-cell>
          <table:table-cell table:style-name="ce2" office:value-type="float" office:value="40.752324" calcext:value-type="float">
            <text:p>40,752324</text:p>
          </table:table-cell>
          <table:table-cell table:style-name="ce2" office:value-type="float" office:value="50.3306083679" calcext:value-type="float">
            <text:p>50,3306083679</text:p>
          </table:table-cell>
          <table:table-cell table:style-name="ce2" office:value-type="float" office:value="51.969415" calcext:value-type="float">
            <text:p>51,969415</text:p>
          </table:table-cell>
          <table:table-cell table:style-name="ce2" office:value-type="float" office:value="61.0949516296" calcext:value-type="float">
            <text:p>61,0949516296</text:p>
          </table:table-cell>
          <table:table-cell table:style-name="ce2" office:value-type="float" office:value="62.738126" calcext:value-type="float">
            <text:p>62,738126</text:p>
          </table:table-cell>
          <table:table-cell table:style-name="ce2" office:value-type="float" office:value="71.6335372925" calcext:value-type="float">
            <text:p>71,6335372925</text:p>
          </table:table-cell>
          <table:table-cell table:style-name="ce2" office:value-type="float" office:value="73.265122" calcext:value-type="float">
            <text:p>73,265122</text:p>
          </table:table-cell>
          <table:table-cell table:style-name="ce2" table:number-columns-repeated="2"/>
          <table:table-cell table:style-name="ce2" office:value-type="float" office:value="93.0597229004" calcext:value-type="float">
            <text:p>93,0597229004</text:p>
          </table:table-cell>
          <table:table-cell table:style-name="ce2" office:value-type="float" office:value="94.697329" calcext:value-type="float">
            <text:p>94,697329</text:p>
          </table:table-cell>
          <table:table-cell table:style-name="ce2" office:value-type="float" office:value="100.8544006348" calcext:value-type="float">
            <text:p>100,8544006348</text:p>
          </table:table-cell>
          <table:table-cell table:style-name="ce2" office:value-type="float" office:value="102.502776" calcext:value-type="float">
            <text:p>102,502776</text:p>
          </table:table-cell>
          <table:table-cell table:style-name="ce2" office:value-type="float" office:value="110.7950134277" calcext:value-type="float">
            <text:p>110,7950134277</text:p>
          </table:table-cell>
          <table:table-cell table:style-name="ce2" office:value-type="float" office:value="112.455766" calcext:value-type="float">
            <text:p>112,455766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85889816" calcext:value-type="float">
            <text:p>14,8085889816</text:p>
          </table:table-cell>
          <table:table-cell table:style-name="ce2" office:value-type="float" office:value="16.40462" calcext:value-type="float">
            <text:p>16,40462</text:p>
          </table:table-cell>
          <table:table-cell table:style-name="ce2" office:value-type="float" office:value="29.914773941" calcext:value-type="float">
            <text:p>29,914773941</text:p>
          </table:table-cell>
          <table:table-cell table:style-name="ce2" office:value-type="float" office:value="31.524053" calcext:value-type="float">
            <text:p>31,524053</text:p>
          </table:table-cell>
          <table:table-cell table:style-name="ce2" office:value-type="float" office:value="39.1214752197" calcext:value-type="float">
            <text:p>39,1214752197</text:p>
          </table:table-cell>
          <table:table-cell table:style-name="ce2" office:value-type="float" office:value="40.747584" calcext:value-type="float">
            <text:p>40,747584</text:p>
          </table:table-cell>
          <table:table-cell table:style-name="ce2" office:value-type="float" office:value="50.3112602234" calcext:value-type="float">
            <text:p>50,3112602234</text:p>
          </table:table-cell>
          <table:table-cell table:style-name="ce2" office:value-type="float" office:value="52.069787" calcext:value-type="float">
            <text:p>52,069787</text:p>
          </table:table-cell>
          <table:table-cell table:style-name="ce2" office:value-type="float" office:value="61.0990447998" calcext:value-type="float">
            <text:p>61,0990447998</text:p>
          </table:table-cell>
          <table:table-cell table:style-name="ce2" office:value-type="float" office:value="62.735677" calcext:value-type="float">
            <text:p>62,735677</text:p>
          </table:table-cell>
          <table:table-cell table:style-name="ce2" office:value-type="float" office:value="71.6225204468" calcext:value-type="float">
            <text:p>71,6225204468</text:p>
          </table:table-cell>
          <table:table-cell table:style-name="ce2" office:value-type="float" office:value="73.25077" calcext:value-type="float">
            <text:p>73,25077</text:p>
          </table:table-cell>
          <table:table-cell table:style-name="ce2" table:number-columns-repeated="2"/>
          <table:table-cell table:style-name="ce2" office:value-type="float" office:value="93.031578064" calcext:value-type="float">
            <text:p>93,031578064</text:p>
          </table:table-cell>
          <table:table-cell table:style-name="ce2" office:value-type="float" office:value="94.673198" calcext:value-type="float">
            <text:p>94,673198</text:p>
          </table:table-cell>
          <table:table-cell table:style-name="ce2" office:value-type="float" office:value="100.816734314" calcext:value-type="float">
            <text:p>100,816734314</text:p>
          </table:table-cell>
          <table:table-cell table:style-name="ce2" office:value-type="float" office:value="102.460531" calcext:value-type="float">
            <text:p>102,460531</text:p>
          </table:table-cell>
          <table:table-cell table:style-name="ce2" office:value-type="float" office:value="110.7919692993" calcext:value-type="float">
            <text:p>110,7919692993</text:p>
          </table:table-cell>
          <table:table-cell table:style-name="ce2" office:value-type="float" office:value="112.451705" calcext:value-type="float">
            <text:p>112,451705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07595253" calcext:value-type="float">
            <text:p>14,807595253</text:p>
          </table:table-cell>
          <table:table-cell table:style-name="ce2" office:value-type="float" office:value="16.401813" calcext:value-type="float">
            <text:p>16,401813</text:p>
          </table:table-cell>
          <table:table-cell table:style-name="ce2" office:value-type="float" office:value="29.9059123993" calcext:value-type="float">
            <text:p>29,9059123993</text:p>
          </table:table-cell>
          <table:table-cell table:style-name="ce2" office:value-type="float" office:value="31.517769" calcext:value-type="float">
            <text:p>31,517769</text:p>
          </table:table-cell>
          <table:table-cell table:style-name="ce2" office:value-type="float" office:value="39.1210098267" calcext:value-type="float">
            <text:p>39,1210098267</text:p>
          </table:table-cell>
          <table:table-cell table:style-name="ce2" office:value-type="float" office:value="40.738278" calcext:value-type="float">
            <text:p>40,738278</text:p>
          </table:table-cell>
          <table:table-cell table:style-name="ce2" office:value-type="float" office:value="50.3108901978" calcext:value-type="float">
            <text:p>50,3108901978</text:p>
          </table:table-cell>
          <table:table-cell table:style-name="ce2" office:value-type="float" office:value="51.938648" calcext:value-type="float">
            <text:p>51,938648</text:p>
          </table:table-cell>
          <table:table-cell table:style-name="ce2" office:value-type="float" office:value="61.1207885742" calcext:value-type="float">
            <text:p>61,1207885742</text:p>
          </table:table-cell>
          <table:table-cell table:style-name="ce2" office:value-type="float" office:value="62.814141" calcext:value-type="float">
            <text:p>62,814141</text:p>
          </table:table-cell>
          <table:table-cell table:style-name="ce2" office:value-type="float" office:value="71.6062393188" calcext:value-type="float">
            <text:p>71,6062393188</text:p>
          </table:table-cell>
          <table:table-cell table:style-name="ce2" office:value-type="float" office:value="73.241742" calcext:value-type="float">
            <text:p>73,241742</text:p>
          </table:table-cell>
          <table:table-cell table:style-name="ce2" table:number-columns-repeated="2"/>
          <table:table-cell table:style-name="ce2" office:value-type="float" office:value="93.1044006348" calcext:value-type="float">
            <text:p>93,1044006348</text:p>
          </table:table-cell>
          <table:table-cell table:style-name="ce2" office:value-type="float" office:value="94.745629" calcext:value-type="float">
            <text:p>94,745629</text:p>
          </table:table-cell>
          <table:table-cell table:style-name="ce2" office:value-type="float" office:value="100.8296203613" calcext:value-type="float">
            <text:p>100,8296203613</text:p>
          </table:table-cell>
          <table:table-cell table:style-name="ce2" office:value-type="float" office:value="102.488869" calcext:value-type="float">
            <text:p>102,488869</text:p>
          </table:table-cell>
          <table:table-cell table:style-name="ce2" office:value-type="float" office:value="110.8122406006" calcext:value-type="float">
            <text:p>110,8122406006</text:p>
          </table:table-cell>
          <table:table-cell table:style-name="ce2" office:value-type="float" office:value="112.469369" calcext:value-type="float">
            <text:p>112,469369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01520538" calcext:value-type="float">
            <text:p>14,8101520538</text:p>
          </table:table-cell>
          <table:table-cell table:style-name="ce2" office:value-type="float" office:value="16.412261" calcext:value-type="float">
            <text:p>16,412261</text:p>
          </table:table-cell>
          <table:table-cell table:style-name="ce2" office:value-type="float" office:value="29.913351059" calcext:value-type="float">
            <text:p>29,913351059</text:p>
          </table:table-cell>
          <table:table-cell table:style-name="ce2" office:value-type="float" office:value="31.526563" calcext:value-type="float">
            <text:p>31,526563</text:p>
          </table:table-cell>
          <table:table-cell table:style-name="ce2" office:value-type="float" office:value="39.1439285278" calcext:value-type="float">
            <text:p>39,1439285278</text:p>
          </table:table-cell>
          <table:table-cell table:style-name="ce2" office:value-type="float" office:value="40.765783" calcext:value-type="float">
            <text:p>40,765783</text:p>
          </table:table-cell>
          <table:table-cell table:style-name="ce2" office:value-type="float" office:value="50.3054504395" calcext:value-type="float">
            <text:p>50,3054504395</text:p>
          </table:table-cell>
          <table:table-cell table:style-name="ce2" office:value-type="float" office:value="51.935482" calcext:value-type="float">
            <text:p>51,935482</text:p>
          </table:table-cell>
          <table:table-cell table:style-name="ce2" office:value-type="float" office:value="61.1195716858" calcext:value-type="float">
            <text:p>61,1195716858</text:p>
          </table:table-cell>
          <table:table-cell table:style-name="ce2" office:value-type="float" office:value="62.752891" calcext:value-type="float">
            <text:p>62,752891</text:p>
          </table:table-cell>
          <table:table-cell table:style-name="ce2" office:value-type="float" office:value="71.629699707" calcext:value-type="float">
            <text:p>71,629699707</text:p>
          </table:table-cell>
          <table:table-cell table:style-name="ce2" office:value-type="float" office:value="73.267056" calcext:value-type="float">
            <text:p>73,267056</text:p>
          </table:table-cell>
          <table:table-cell table:style-name="ce2" table:number-columns-repeated="2"/>
          <table:table-cell table:style-name="ce2" office:value-type="float" office:value="93.0550613403" calcext:value-type="float">
            <text:p>93,0550613403</text:p>
          </table:table-cell>
          <table:table-cell table:style-name="ce2" office:value-type="float" office:value="94.696588" calcext:value-type="float">
            <text:p>94,696588</text:p>
          </table:table-cell>
          <table:table-cell table:style-name="ce2" office:value-type="float" office:value="100.8221054077" calcext:value-type="float">
            <text:p>100,8221054077</text:p>
          </table:table-cell>
          <table:table-cell table:style-name="ce2" office:value-type="float" office:value="102.537104" calcext:value-type="float">
            <text:p>102,537104</text:p>
          </table:table-cell>
          <table:table-cell table:style-name="ce2" office:value-type="float" office:value="110.8086395264" calcext:value-type="float">
            <text:p>110,8086395264</text:p>
          </table:table-cell>
          <table:table-cell table:style-name="ce2" office:value-type="float" office:value="112.458833" calcext:value-type="float">
            <text:p>112,458833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76059723" calcext:value-type="float">
            <text:p>14,8176059723</text:p>
          </table:table-cell>
          <table:table-cell table:style-name="ce2" office:value-type="float" office:value="16.439295" calcext:value-type="float">
            <text:p>16,439295</text:p>
          </table:table-cell>
          <table:table-cell table:style-name="ce2" office:value-type="float" office:value="29.9027404785" calcext:value-type="float">
            <text:p>29,9027404785</text:p>
          </table:table-cell>
          <table:table-cell table:style-name="ce2" office:value-type="float" office:value="31.510151" calcext:value-type="float">
            <text:p>31,510151</text:p>
          </table:table-cell>
          <table:table-cell table:style-name="ce2" office:value-type="float" office:value="39.1271362305" calcext:value-type="float">
            <text:p>39,1271362305</text:p>
          </table:table-cell>
          <table:table-cell table:style-name="ce2" office:value-type="float" office:value="40.747409" calcext:value-type="float">
            <text:p>40,747409</text:p>
          </table:table-cell>
          <table:table-cell table:style-name="ce2" office:value-type="float" office:value="50.3211174011" calcext:value-type="float">
            <text:p>50,3211174011</text:p>
          </table:table-cell>
          <table:table-cell table:style-name="ce2" office:value-type="float" office:value="51.952416" calcext:value-type="float">
            <text:p>51,952416</text:p>
          </table:table-cell>
          <table:table-cell table:style-name="ce2" office:value-type="float" office:value="61.127040863" calcext:value-type="float">
            <text:p>61,127040863</text:p>
          </table:table-cell>
          <table:table-cell table:style-name="ce2" office:value-type="float" office:value="62.760063" calcext:value-type="float">
            <text:p>62,760063</text:p>
          </table:table-cell>
          <table:table-cell table:style-name="ce2" office:value-type="float" office:value="71.653465271" calcext:value-type="float">
            <text:p>71,653465271</text:p>
          </table:table-cell>
          <table:table-cell table:style-name="ce2" office:value-type="float" office:value="73.287888" calcext:value-type="float">
            <text:p>73,287888</text:p>
          </table:table-cell>
          <table:table-cell table:style-name="ce2" table:number-columns-repeated="2"/>
          <table:table-cell table:style-name="ce2" office:value-type="float" office:value="93.0804138184" calcext:value-type="float">
            <text:p>93,0804138184</text:p>
          </table:table-cell>
          <table:table-cell table:style-name="ce2" office:value-type="float" office:value="94.723432" calcext:value-type="float">
            <text:p>94,723432</text:p>
          </table:table-cell>
          <table:table-cell table:style-name="ce2" office:value-type="float" office:value="100.8362426758" calcext:value-type="float">
            <text:p>100,8362426758</text:p>
          </table:table-cell>
          <table:table-cell table:style-name="ce2" office:value-type="float" office:value="102.49895" calcext:value-type="float">
            <text:p>102,49895</text:p>
          </table:table-cell>
          <table:table-cell table:style-name="ce2" office:value-type="float" office:value="110.8130569458" calcext:value-type="float">
            <text:p>110,8130569458</text:p>
          </table:table-cell>
          <table:table-cell table:style-name="ce2" office:value-type="float" office:value="112.46821" calcext:value-type="float">
            <text:p>112,4682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53800964" calcext:value-type="float">
            <text:p>14,8153800964</text:p>
          </table:table-cell>
          <table:table-cell table:style-name="ce2" office:value-type="float" office:value="16.417689" calcext:value-type="float">
            <text:p>16,417689</text:p>
          </table:table-cell>
          <table:table-cell table:style-name="ce2" office:value-type="float" office:value="29.9094409943" calcext:value-type="float">
            <text:p>29,9094409943</text:p>
          </table:table-cell>
          <table:table-cell table:style-name="ce2" office:value-type="float" office:value="31.518181" calcext:value-type="float">
            <text:p>31,518181</text:p>
          </table:table-cell>
          <table:table-cell table:style-name="ce2" office:value-type="float" office:value="39.1379432678" calcext:value-type="float">
            <text:p>39,1379432678</text:p>
          </table:table-cell>
          <table:table-cell table:style-name="ce2" office:value-type="float" office:value="40.833033" calcext:value-type="float">
            <text:p>40,833033</text:p>
          </table:table-cell>
          <table:table-cell table:style-name="ce2" office:value-type="float" office:value="50.3226661682" calcext:value-type="float">
            <text:p>50,3226661682</text:p>
          </table:table-cell>
          <table:table-cell table:style-name="ce2" office:value-type="float" office:value="51.952963" calcext:value-type="float">
            <text:p>51,952963</text:p>
          </table:table-cell>
          <table:table-cell table:style-name="ce2" office:value-type="float" office:value="61.0911560059" calcext:value-type="float">
            <text:p>61,0911560059</text:p>
          </table:table-cell>
          <table:table-cell table:style-name="ce2" office:value-type="float" office:value="62.731596" calcext:value-type="float">
            <text:p>62,731596</text:p>
          </table:table-cell>
          <table:table-cell table:style-name="ce2" office:value-type="float" office:value="71.6230239868" calcext:value-type="float">
            <text:p>71,6230239868</text:p>
          </table:table-cell>
          <table:table-cell table:style-name="ce2" office:value-type="float" office:value="73.256319" calcext:value-type="float">
            <text:p>73,256319</text:p>
          </table:table-cell>
          <table:table-cell table:style-name="ce2" table:number-columns-repeated="2"/>
          <table:table-cell table:style-name="ce2" office:value-type="float" office:value="93.0630493164" calcext:value-type="float">
            <text:p>93,0630493164</text:p>
          </table:table-cell>
          <table:table-cell table:style-name="ce2" office:value-type="float" office:value="94.707453" calcext:value-type="float">
            <text:p>94,707453</text:p>
          </table:table-cell>
          <table:table-cell table:style-name="ce2" office:value-type="float" office:value="100.8494338989" calcext:value-type="float">
            <text:p>100,8494338989</text:p>
          </table:table-cell>
          <table:table-cell table:style-name="ce2" office:value-type="float" office:value="102.497944" calcext:value-type="float">
            <text:p>102,497944</text:p>
          </table:table-cell>
          <table:table-cell table:style-name="ce2" office:value-type="float" office:value="110.8005218506" calcext:value-type="float">
            <text:p>110,8005218506</text:p>
          </table:table-cell>
          <table:table-cell table:style-name="ce2" office:value-type="float" office:value="112.460411" calcext:value-type="float">
            <text:p>112,46041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45332336" calcext:value-type="float">
            <text:p>14,8145332336</text:p>
          </table:table-cell>
          <table:table-cell table:style-name="ce2" office:value-type="float" office:value="16.407309" calcext:value-type="float">
            <text:p>16,407309</text:p>
          </table:table-cell>
          <table:table-cell table:style-name="ce2" office:value-type="float" office:value="29.9107837677" calcext:value-type="float">
            <text:p>29,9107837677</text:p>
          </table:table-cell>
          <table:table-cell table:style-name="ce2" office:value-type="float" office:value="31.522851" calcext:value-type="float">
            <text:p>31,522851</text:p>
          </table:table-cell>
          <table:table-cell table:style-name="ce2" office:value-type="float" office:value="39.1360054016" calcext:value-type="float">
            <text:p>39,1360054016</text:p>
          </table:table-cell>
          <table:table-cell table:style-name="ce2" office:value-type="float" office:value="40.759943" calcext:value-type="float">
            <text:p>40,759943</text:p>
          </table:table-cell>
          <table:table-cell table:style-name="ce2" office:value-type="float" office:value="50.306640625" calcext:value-type="float">
            <text:p>50,306640625</text:p>
          </table:table-cell>
          <table:table-cell table:style-name="ce2" office:value-type="float" office:value="51.934116" calcext:value-type="float">
            <text:p>51,934116</text:p>
          </table:table-cell>
          <table:table-cell table:style-name="ce2" office:value-type="float" office:value="61.0855522156" calcext:value-type="float">
            <text:p>61,0855522156</text:p>
          </table:table-cell>
          <table:table-cell table:style-name="ce2" office:value-type="float" office:value="62.731703" calcext:value-type="float">
            <text:p>62,731703</text:p>
          </table:table-cell>
          <table:table-cell table:style-name="ce2" office:value-type="float" office:value="71.635055542" calcext:value-type="float">
            <text:p>71,635055542</text:p>
          </table:table-cell>
          <table:table-cell table:style-name="ce2" office:value-type="float" office:value="73.333185" calcext:value-type="float">
            <text:p>73,333185</text:p>
          </table:table-cell>
          <table:table-cell table:style-name="ce2" table:number-columns-repeated="2"/>
          <table:table-cell table:style-name="ce2" office:value-type="float" office:value="93.0845184326" calcext:value-type="float">
            <text:p>93,0845184326</text:p>
          </table:table-cell>
          <table:table-cell table:style-name="ce2" office:value-type="float" office:value="94.726432" calcext:value-type="float">
            <text:p>94,726432</text:p>
          </table:table-cell>
          <table:table-cell table:style-name="ce2" office:value-type="float" office:value="100.8439559937" calcext:value-type="float">
            <text:p>100,8439559937</text:p>
          </table:table-cell>
          <table:table-cell table:style-name="ce2" office:value-type="float" office:value="102.49901" calcext:value-type="float">
            <text:p>102,49901</text:p>
          </table:table-cell>
          <table:table-cell table:style-name="ce2" office:value-type="float" office:value="110.8283462524" calcext:value-type="float">
            <text:p>110,8283462524</text:p>
          </table:table-cell>
          <table:table-cell table:style-name="ce2" office:value-type="float" office:value="112.485767" calcext:value-type="float">
            <text:p>112,485767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76593781" calcext:value-type="float">
            <text:p>14,8176593781</text:p>
          </table:table-cell>
          <table:table-cell table:style-name="ce2" office:value-type="float" office:value="16.412177" calcext:value-type="float">
            <text:p>16,412177</text:p>
          </table:table-cell>
          <table:table-cell table:style-name="ce2" office:value-type="float" office:value="29.9132919312" calcext:value-type="float">
            <text:p>29,9132919312</text:p>
          </table:table-cell>
          <table:table-cell table:style-name="ce2" office:value-type="float" office:value="31.522761" calcext:value-type="float">
            <text:p>31,522761</text:p>
          </table:table-cell>
          <table:table-cell table:style-name="ce2" office:value-type="float" office:value="39.1262664795" calcext:value-type="float">
            <text:p>39,1262664795</text:p>
          </table:table-cell>
          <table:table-cell table:style-name="ce2" office:value-type="float" office:value="40.747879" calcext:value-type="float">
            <text:p>40,747879</text:p>
          </table:table-cell>
          <table:table-cell table:style-name="ce2" office:value-type="float" office:value="50.3222694397" calcext:value-type="float">
            <text:p>50,3222694397</text:p>
          </table:table-cell>
          <table:table-cell table:style-name="ce2" office:value-type="float" office:value="51.947009" calcext:value-type="float">
            <text:p>51,947009</text:p>
          </table:table-cell>
          <table:table-cell table:style-name="ce2" office:value-type="float" office:value="61.0959396362" calcext:value-type="float">
            <text:p>61,0959396362</text:p>
          </table:table-cell>
          <table:table-cell table:style-name="ce2" office:value-type="float" office:value="62.73328" calcext:value-type="float">
            <text:p>62,73328</text:p>
          </table:table-cell>
          <table:table-cell table:style-name="ce2" office:value-type="float" office:value="71.6195678711" calcext:value-type="float">
            <text:p>71,6195678711</text:p>
          </table:table-cell>
          <table:table-cell table:style-name="ce2" office:value-type="float" office:value="73.25213" calcext:value-type="float">
            <text:p>73,25213</text:p>
          </table:table-cell>
          <table:table-cell table:style-name="ce2" table:number-columns-repeated="2"/>
          <table:table-cell table:style-name="ce2" office:value-type="float" office:value="93.1016159058" calcext:value-type="float">
            <text:p>93,1016159058</text:p>
          </table:table-cell>
          <table:table-cell table:style-name="ce2" office:value-type="float" office:value="94.747135" calcext:value-type="float">
            <text:p>94,747135</text:p>
          </table:table-cell>
          <table:table-cell table:style-name="ce2" office:value-type="float" office:value="100.8214950562" calcext:value-type="float">
            <text:p>100,8214950562</text:p>
          </table:table-cell>
          <table:table-cell table:style-name="ce2" office:value-type="float" office:value="102.472794" calcext:value-type="float">
            <text:p>102,472794</text:p>
          </table:table-cell>
          <table:table-cell table:style-name="ce2" office:value-type="float" office:value="110.8191375732" calcext:value-type="float">
            <text:p>110,8191375732</text:p>
          </table:table-cell>
          <table:table-cell table:style-name="ce2" office:value-type="float" office:value="112.470165" calcext:value-type="float">
            <text:p>112,470165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18162155" calcext:value-type="float">
            <text:p>14,8118162155</text:p>
          </table:table-cell>
          <table:table-cell table:style-name="ce2" office:value-type="float" office:value="16.465649" calcext:value-type="float">
            <text:p>16,465649</text:p>
          </table:table-cell>
          <table:table-cell table:style-name="ce2" office:value-type="float" office:value="29.9132938385" calcext:value-type="float">
            <text:p>29,9132938385</text:p>
          </table:table-cell>
          <table:table-cell table:style-name="ce2" office:value-type="float" office:value="31.527899" calcext:value-type="float">
            <text:p>31,527899</text:p>
          </table:table-cell>
          <table:table-cell table:style-name="ce2" office:value-type="float" office:value="39.1374168396" calcext:value-type="float">
            <text:p>39,1374168396</text:p>
          </table:table-cell>
          <table:table-cell table:style-name="ce2" office:value-type="float" office:value="40.760276" calcext:value-type="float">
            <text:p>40,760276</text:p>
          </table:table-cell>
          <table:table-cell table:style-name="ce2" office:value-type="float" office:value="50.308795929" calcext:value-type="float">
            <text:p>50,308795929</text:p>
          </table:table-cell>
          <table:table-cell table:style-name="ce2" office:value-type="float" office:value="51.94047" calcext:value-type="float">
            <text:p>51,94047</text:p>
          </table:table-cell>
          <table:table-cell table:style-name="ce2" office:value-type="float" office:value="61.1227111816" calcext:value-type="float">
            <text:p>61,1227111816</text:p>
          </table:table-cell>
          <table:table-cell table:style-name="ce2" office:value-type="float" office:value="62.759679" calcext:value-type="float">
            <text:p>62,759679</text:p>
          </table:table-cell>
          <table:table-cell table:style-name="ce2" office:value-type="float" office:value="71.6158447266" calcext:value-type="float">
            <text:p>71,6158447266</text:p>
          </table:table-cell>
          <table:table-cell table:style-name="ce2" office:value-type="float" office:value="73.24599" calcext:value-type="float">
            <text:p>73,24599</text:p>
          </table:table-cell>
          <table:table-cell table:style-name="ce2" table:number-columns-repeated="2"/>
          <table:table-cell table:style-name="ce2" office:value-type="float" office:value="93.0320968628" calcext:value-type="float">
            <text:p>93,0320968628</text:p>
          </table:table-cell>
          <table:table-cell table:style-name="ce2" office:value-type="float" office:value="94.673765" calcext:value-type="float">
            <text:p>94,673765</text:p>
          </table:table-cell>
          <table:table-cell table:style-name="ce2" office:value-type="float" office:value="100.856262207" calcext:value-type="float">
            <text:p>100,856262207</text:p>
          </table:table-cell>
          <table:table-cell table:style-name="ce2" office:value-type="float" office:value="102.514772" calcext:value-type="float">
            <text:p>102,514772</text:p>
          </table:table-cell>
          <table:table-cell table:style-name="ce2" office:value-type="float" office:value="110.8138885498" calcext:value-type="float">
            <text:p>110,8138885498</text:p>
          </table:table-cell>
          <table:table-cell table:style-name="ce2" office:value-type="float" office:value="112.478484" calcext:value-type="float">
            <text:p>112,47848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64319992" calcext:value-type="float">
            <text:p>14,8164319992</text:p>
          </table:table-cell>
          <table:table-cell table:style-name="ce2" office:value-type="float" office:value="16.411185" calcext:value-type="float">
            <text:p>16,411185</text:p>
          </table:table-cell>
          <table:table-cell table:style-name="ce2" office:value-type="float" office:value="29.9039459229" calcext:value-type="float">
            <text:p>29,9039459229</text:p>
          </table:table-cell>
          <table:table-cell table:style-name="ce2" office:value-type="float" office:value="31.516655" calcext:value-type="float">
            <text:p>31,516655</text:p>
          </table:table-cell>
          <table:table-cell table:style-name="ce2" office:value-type="float" office:value="39.1381492615" calcext:value-type="float">
            <text:p>39,1381492615</text:p>
          </table:table-cell>
          <table:table-cell table:style-name="ce2" office:value-type="float" office:value="40.7535" calcext:value-type="float">
            <text:p>40,7535</text:p>
          </table:table-cell>
          <table:table-cell table:style-name="ce2" office:value-type="float" office:value="50.3243141174" calcext:value-type="float">
            <text:p>50,3243141174</text:p>
          </table:table-cell>
          <table:table-cell table:style-name="ce2" office:value-type="float" office:value="51.956625" calcext:value-type="float">
            <text:p>51,956625</text:p>
          </table:table-cell>
          <table:table-cell table:style-name="ce2" office:value-type="float" office:value="61.1108627319" calcext:value-type="float">
            <text:p>61,1108627319</text:p>
          </table:table-cell>
          <table:table-cell table:style-name="ce2" office:value-type="float" office:value="62.743643" calcext:value-type="float">
            <text:p>62,743643</text:p>
          </table:table-cell>
          <table:table-cell table:style-name="ce2" office:value-type="float" office:value="71.6320037842" calcext:value-type="float">
            <text:p>71,6320037842</text:p>
          </table:table-cell>
          <table:table-cell table:style-name="ce2" office:value-type="float" office:value="73.26778" calcext:value-type="float">
            <text:p>73,26778</text:p>
          </table:table-cell>
          <table:table-cell table:style-name="ce2" table:number-columns-repeated="2"/>
          <table:table-cell table:style-name="ce2" office:value-type="float" office:value="93.0628433228" calcext:value-type="float">
            <text:p>93,0628433228</text:p>
          </table:table-cell>
          <table:table-cell table:style-name="ce2" office:value-type="float" office:value="94.710222" calcext:value-type="float">
            <text:p>94,710222</text:p>
          </table:table-cell>
          <table:table-cell table:style-name="ce2" office:value-type="float" office:value="100.8451461792" calcext:value-type="float">
            <text:p>100,8451461792</text:p>
          </table:table-cell>
          <table:table-cell table:style-name="ce2" office:value-type="float" office:value="102.499302" calcext:value-type="float">
            <text:p>102,499302</text:p>
          </table:table-cell>
          <table:table-cell table:style-name="ce2" office:value-type="float" office:value="110.7746047974" calcext:value-type="float">
            <text:p>110,7746047974</text:p>
          </table:table-cell>
          <table:table-cell table:style-name="ce2" office:value-type="float" office:value="112.430184" calcext:value-type="float">
            <text:p>112,43018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.8166627884" calcext:value-type="float">
            <text:p>14,8166627884</text:p>
          </table:table-cell>
          <table:table-cell table:style-name="ce2" office:value-type="float" office:value="16.410295" calcext:value-type="float">
            <text:p>16,410295</text:p>
          </table:table-cell>
          <table:table-cell table:style-name="ce2" office:value-type="float" office:value="29.9094963074" calcext:value-type="float">
            <text:p>29,9094963074</text:p>
          </table:table-cell>
          <table:table-cell table:style-name="ce2" office:value-type="float" office:value="31.520447" calcext:value-type="float">
            <text:p>31,520447</text:p>
          </table:table-cell>
          <table:table-cell table:style-name="ce2" office:value-type="float" office:value="39.132724762" calcext:value-type="float">
            <text:p>39,132724762</text:p>
          </table:table-cell>
          <table:table-cell table:style-name="ce2" office:value-type="float" office:value="40.758249" calcext:value-type="float">
            <text:p>40,758249</text:p>
          </table:table-cell>
          <table:table-cell table:style-name="ce2" office:value-type="float" office:value="50.3271102905" calcext:value-type="float">
            <text:p>50,3271102905</text:p>
          </table:table-cell>
          <table:table-cell table:style-name="ce2" office:value-type="float" office:value="51.959634" calcext:value-type="float">
            <text:p>51,959634</text:p>
          </table:table-cell>
          <table:table-cell table:style-name="ce2" office:value-type="float" office:value="61.1193695068" calcext:value-type="float">
            <text:p>61,1193695068</text:p>
          </table:table-cell>
          <table:table-cell table:style-name="ce2" office:value-type="float" office:value="62.756077" calcext:value-type="float">
            <text:p>62,756077</text:p>
          </table:table-cell>
          <table:table-cell table:style-name="ce2" office:value-type="float" office:value="71.6119537354" calcext:value-type="float">
            <text:p>71,6119537354</text:p>
          </table:table-cell>
          <table:table-cell table:style-name="ce2" office:value-type="float" office:value="73.252428" calcext:value-type="float">
            <text:p>73,252428</text:p>
          </table:table-cell>
          <table:table-cell table:style-name="ce2" table:number-columns-repeated="2"/>
          <table:table-cell table:style-name="ce2" office:value-type="float" office:value="93.1027603149" calcext:value-type="float">
            <text:p>93,1027603149</text:p>
          </table:table-cell>
          <table:table-cell table:style-name="ce2" office:value-type="float" office:value="94.74647" calcext:value-type="float">
            <text:p>94,74647</text:p>
          </table:table-cell>
          <table:table-cell table:style-name="ce2" office:value-type="float" office:value="100.8280944824" calcext:value-type="float">
            <text:p>100,8280944824</text:p>
          </table:table-cell>
          <table:table-cell table:style-name="ce2" office:value-type="float" office:value="102.482948" calcext:value-type="float">
            <text:p>102,482948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table:style-name="ce2" office:value-type="float" office:value="14.8143701553" calcext:value-type="float">
            <text:p>14,8143701553</text:p>
          </table:table-cell>
          <table:table-cell table:style-name="ce2" office:value-type="float" office:value="16.404456" calcext:value-type="float">
            <text:p>16,404456</text:p>
          </table:table-cell>
          <table:table-cell table:style-name="ce2" office:value-type="float" office:value="29.912984848" calcext:value-type="float">
            <text:p>29,912984848</text:p>
          </table:table-cell>
          <table:table-cell table:style-name="ce2" office:value-type="float" office:value="31.525779" calcext:value-type="float">
            <text:p>31,525779</text:p>
          </table:table-cell>
          <table:table-cell table:style-name="ce2" office:value-type="float" office:value="39.1357688904" calcext:value-type="float">
            <text:p>39,1357688904</text:p>
          </table:table-cell>
          <table:table-cell table:style-name="ce2" office:value-type="float" office:value="40.787617" calcext:value-type="float">
            <text:p>40,787617</text:p>
          </table:table-cell>
          <table:table-cell table:style-name="ce2" office:value-type="float" office:value="50.3020439148" calcext:value-type="float">
            <text:p>50,3020439148</text:p>
          </table:table-cell>
          <table:table-cell table:style-name="ce2" office:value-type="float" office:value="51.929306" calcext:value-type="float">
            <text:p>51,929306</text:p>
          </table:table-cell>
          <table:table-cell table:style-name="ce2" office:value-type="float" office:value="61.1113510132" calcext:value-type="float">
            <text:p>61,1113510132</text:p>
          </table:table-cell>
          <table:table-cell table:style-name="ce2" office:value-type="float" office:value="62.743895" calcext:value-type="float">
            <text:p>62,743895</text:p>
          </table:table-cell>
          <table:table-cell table:style-name="ce2" office:value-type="float" office:value="71.611907959" calcext:value-type="float">
            <text:p>71,611907959</text:p>
          </table:table-cell>
          <table:table-cell table:style-name="ce2" office:value-type="float" office:value="73.246676" calcext:value-type="float">
            <text:p>73,246676</text:p>
          </table:table-cell>
          <table:table-cell table:style-name="ce2" table:number-columns-repeated="2"/>
          <table:table-cell table:style-name="ce2" office:value-type="float" office:value="93.1283340454" calcext:value-type="float">
            <text:p>93,1283340454</text:p>
          </table:table-cell>
          <table:table-cell table:style-name="ce2" office:value-type="float" office:value="94.770083" calcext:value-type="float">
            <text:p>94,770083</text:p>
          </table:table-cell>
          <table:table-cell table:style-name="ce2" office:value-type="float" office:value="100.8503646851" calcext:value-type="float">
            <text:p>100,8503646851</text:p>
          </table:table-cell>
          <table:table-cell table:style-name="ce2" office:value-type="float" office:value="102.561404" calcext:value-type="float">
            <text:p>102,561404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table:style-name="ce2" office:value-type="float" office:value="14.8128347397" calcext:value-type="float">
            <text:p>14,8128347397</text:p>
          </table:table-cell>
          <table:table-cell table:style-name="ce2" office:value-type="float" office:value="16.406323" calcext:value-type="float">
            <text:p>16,406323</text:p>
          </table:table-cell>
          <table:table-cell table:style-name="ce2" office:value-type="float" office:value="29.9136695862" calcext:value-type="float">
            <text:p>29,9136695862</text:p>
          </table:table-cell>
          <table:table-cell table:style-name="ce2" office:value-type="float" office:value="31.528973" calcext:value-type="float">
            <text:p>31,528973</text:p>
          </table:table-cell>
          <table:table-cell table:style-name="ce2" office:value-type="float" office:value="39.135509491" calcext:value-type="float">
            <text:p>39,135509491</text:p>
          </table:table-cell>
          <table:table-cell table:style-name="ce2" office:value-type="float" office:value="40.755219" calcext:value-type="float">
            <text:p>40,755219</text:p>
          </table:table-cell>
          <table:table-cell table:style-name="ce2" office:value-type="float" office:value="50.3022842407" calcext:value-type="float">
            <text:p>50,3022842407</text:p>
          </table:table-cell>
          <table:table-cell table:style-name="ce2" office:value-type="float" office:value="51.931947" calcext:value-type="float">
            <text:p>51,931947</text:p>
          </table:table-cell>
          <table:table-cell table:style-name="ce2" office:value-type="float" office:value="61.0845489502" calcext:value-type="float">
            <text:p>61,0845489502</text:p>
          </table:table-cell>
          <table:table-cell table:style-name="ce2" office:value-type="float" office:value="62.724424" calcext:value-type="float">
            <text:p>62,724424</text:p>
          </table:table-cell>
          <table:table-cell table:style-name="ce2" office:value-type="float" office:value="71.6219024658" calcext:value-type="float">
            <text:p>71,6219024658</text:p>
          </table:table-cell>
          <table:table-cell table:style-name="ce2" office:value-type="float" office:value="73.262242" calcext:value-type="float">
            <text:p>73,262242</text:p>
          </table:table-cell>
          <table:table-cell table:style-name="ce2" table:number-columns-repeated="2"/>
          <table:table-cell table:style-name="ce2" office:value-type="float" office:value="93.0881881714" calcext:value-type="float">
            <text:p>93,0881881714</text:p>
          </table:table-cell>
          <table:table-cell table:style-name="ce2" office:value-type="float" office:value="94.729843" calcext:value-type="float">
            <text:p>94,729843</text:p>
          </table:table-cell>
          <table:table-cell table:style-name="ce2" office:value-type="float" office:value="100.8161849976" calcext:value-type="float">
            <text:p>100,8161849976</text:p>
          </table:table-cell>
          <table:table-cell table:style-name="ce2" office:value-type="float" office:value="102.466983" calcext:value-type="float">
            <text:p>102,466983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table:style-name="ce2" office:value-type="float" office:value="14.8098497391" calcext:value-type="float">
            <text:p>14,8098497391</text:p>
          </table:table-cell>
          <table:table-cell table:style-name="ce2" office:value-type="float" office:value="16.413589" calcext:value-type="float">
            <text:p>16,413589</text:p>
          </table:table-cell>
          <table:table-cell table:style-name="ce2" office:value-type="float" office:value="29.9117183685" calcext:value-type="float">
            <text:p>29,9117183685</text:p>
          </table:table-cell>
          <table:table-cell table:style-name="ce2" office:value-type="float" office:value="31.531545" calcext:value-type="float">
            <text:p>31,531545</text:p>
          </table:table-cell>
          <table:table-cell table:style-name="ce2" office:value-type="float" office:value="39.1410369873" calcext:value-type="float">
            <text:p>39,1410369873</text:p>
          </table:table-cell>
          <table:table-cell table:style-name="ce2" office:value-type="float" office:value="40.763367" calcext:value-type="float">
            <text:p>40,763367</text:p>
          </table:table-cell>
          <table:table-cell table:style-name="ce2" office:value-type="float" office:value="50.3296279907" calcext:value-type="float">
            <text:p>50,3296279907</text:p>
          </table:table-cell>
          <table:table-cell table:style-name="ce2" office:value-type="float" office:value="51.960763" calcext:value-type="float">
            <text:p>51,960763</text:p>
          </table:table-cell>
          <table:table-cell table:style-name="ce2" office:value-type="float" office:value="61.1201019287" calcext:value-type="float">
            <text:p>61,1201019287</text:p>
          </table:table-cell>
          <table:table-cell table:style-name="ce2" office:value-type="float" office:value="62.759346" calcext:value-type="float">
            <text:p>62,759346</text:p>
          </table:table-cell>
          <table:table-cell table:style-name="ce2" office:value-type="float" office:value="71.6100387573" calcext:value-type="float">
            <text:p>71,6100387573</text:p>
          </table:table-cell>
          <table:table-cell table:style-name="ce2" office:value-type="float" office:value="73.246485" calcext:value-type="float">
            <text:p>73,246485</text:p>
          </table:table-cell>
          <table:table-cell table:style-name="ce2" office:value-type="float" office:value="45.3244514465" calcext:value-type="float">
            <text:p>45,3244514465</text:p>
          </table:table-cell>
          <table:table-cell table:style-name="ce2" office:value-type="float" office:value="46.957256" calcext:value-type="float">
            <text:p>46,957256</text:p>
          </table:table-cell>
          <table:table-cell table:style-name="ce2" office:value-type="float" office:value="93.076675415" calcext:value-type="float">
            <text:p>93,076675415</text:p>
          </table:table-cell>
          <table:table-cell table:style-name="ce2" office:value-type="float" office:value="94.718324" calcext:value-type="float">
            <text:p>94,718324</text:p>
          </table:table-cell>
          <table:table-cell table:style-name="ce2" office:value-type="float" office:value="100.8471069336" calcext:value-type="float">
            <text:p>100,8471069336</text:p>
          </table:table-cell>
          <table:table-cell table:style-name="ce2" office:value-type="float" office:value="102.491875" calcext:value-type="float">
            <text:p>102,491875</text:p>
          </table:table-cell>
          <table:table-cell table:style-name="ce2" office:value-type="float" office:value="57.3753700256" calcext:value-type="float">
            <text:p>57,3753700256</text:p>
          </table:table-cell>
          <table:table-cell table:style-name="ce2" office:value-type="float" office:value="59.012876" calcext:value-type="float">
            <text:p>59,012876</text:p>
          </table:table-cell>
          <table:table-cell table:number-columns-repeated="11"/>
        </table:table-row>
        <table:table-row table:style-name="ro1">
          <table:table-cell/>
          <table:table-cell table:style-name="ce3" table:formula="of:=AVERAGE([.B7:.B36])" office:value-type="float" office:value="14.81472139358" calcext:value-type="float">
            <text:p>14,8147213936</text:p>
          </table:table-cell>
          <table:table-cell table:style-name="ce3" table:formula="of:=AVERAGE([.C7:.C36])" office:value-type="float" office:value="16.4330448666667" calcext:value-type="float">
            <text:p>16,4330448667</text:p>
          </table:table-cell>
          <table:table-cell table:style-name="ce3" table:formula="of:=AVERAGE([.D7:.D36])" office:value-type="float" office:value="29.9099562327067" calcext:value-type="float">
            <text:p>29,9099562327</text:p>
          </table:table-cell>
          <table:table-cell table:style-name="ce3" table:formula="of:=AVERAGE([.E7:.E36])" office:value-type="float" office:value="31.5235542666667" calcext:value-type="float">
            <text:p>31,5235542667</text:p>
          </table:table-cell>
          <table:table-cell table:style-name="ce3" table:formula="of:=AVERAGE([.F7:.F36])" office:value-type="float" office:value="39.1311851501566" calcext:value-type="float">
            <text:p>39,1311851502</text:p>
          </table:table-cell>
          <table:table-cell table:style-name="ce3" table:formula="of:=AVERAGE([.G7:.G36])" office:value-type="float" office:value="40.7589047" calcext:value-type="float">
            <text:p>40,7589047</text:p>
          </table:table-cell>
          <table:table-cell table:style-name="ce3" table:formula="of:=AVERAGE([.H7:.H36])" office:value-type="float" office:value="50.31486841837" calcext:value-type="float">
            <text:p>50,3148684184</text:p>
          </table:table-cell>
          <table:table-cell table:style-name="ce3" table:formula="of:=AVERAGE([.I7:.I36])" office:value-type="float" office:value="51.9506888333333" calcext:value-type="float">
            <text:p>51,9506888333</text:p>
          </table:table-cell>
          <table:table-cell table:style-name="ce3" table:formula="of:=AVERAGE([.J7:.J36])" office:value-type="float" office:value="61.10749422709" calcext:value-type="float">
            <text:p>61,1074942271</text:p>
          </table:table-cell>
          <table:table-cell table:style-name="ce3" table:formula="of:=AVERAGE([.K7:.K36])" office:value-type="float" office:value="62.7513144" calcext:value-type="float">
            <text:p>62,7513144</text:p>
          </table:table-cell>
          <table:table-cell table:style-name="ce3" table:formula="of:=AVERAGE([.L7:.L36])" office:value-type="float" office:value="71.6198883056633" calcext:value-type="float">
            <text:p>71,6198883057</text:p>
          </table:table-cell>
          <table:table-cell table:style-name="ce3" table:formula="of:=AVERAGE([.M7:.M36])" office:value-type="float" office:value="73.2565588666667" calcext:value-type="float">
            <text:p>73,2565588667</text:p>
          </table:table-cell>
          <table:table-cell table:style-name="ce3" table:formula="of:=AVERAGE([.N7:.N36])" office:value-type="float" office:value="83.4925768716" calcext:value-type="float">
            <text:p>83,4925768716</text:p>
          </table:table-cell>
          <table:table-cell table:style-name="ce3" table:formula="of:=AVERAGE([.O7:.O36])" office:value-type="float" office:value="85.1700150714286" calcext:value-type="float">
            <text:p>85,1700150714</text:p>
          </table:table-cell>
          <table:table-cell table:style-name="ce3" table:formula="of:=AVERAGE([.P7:.P36])" office:value-type="float" office:value="93.0810162862167" calcext:value-type="float">
            <text:p>93,0810162862</text:p>
          </table:table-cell>
          <table:table-cell table:style-name="ce3" table:formula="of:=AVERAGE([.Q7:.Q36])" office:value-type="float" office:value="94.7279303666667" calcext:value-type="float">
            <text:p>94,7279303667</text:p>
          </table:table-cell>
          <table:table-cell table:style-name="ce3" table:formula="of:=AVERAGE([.R7:.R36])" office:value-type="float" office:value="100.835373179123" calcext:value-type="float">
            <text:p>100,8353731791</text:p>
          </table:table-cell>
          <table:table-cell table:style-name="ce3" table:formula="of:=AVERAGE([.S7:.S36])" office:value-type="float" office:value="102.4928638" calcext:value-type="float">
            <text:p>102,4928638</text:p>
          </table:table-cell>
          <table:table-cell table:style-name="ce3" table:formula="of:=AVERAGE([.T7:.T36])" office:value-type="float" office:value="108.832733013007" calcext:value-type="float">
            <text:p>108,832733013</text:p>
          </table:table-cell>
          <table:table-cell table:style-name="ce3" table:formula="of:=AVERAGE([.U7:.U36])" office:value-type="float" office:value="110.489447222222" calcext:value-type="float">
            <text:p>110,4894472222</text:p>
          </table:table-cell>
          <table:table-cell table:style-name="ce3" table:formula="of:=AVERAGE([.V7:.V36])" office:value-type="string" office:string-value="#DIV/0!" calcext:value-type="error">
            <text:p>#DIV/0!</text:p>
          </table:table-cell>
          <table:table-cell table:style-name="ce3" table:formula="of:=AVERAGE([.W7:.W36])" office:value-type="string" office:string-value="#DIV/0!" calcext:value-type="error">
            <text:p>#DIV/0!</text:p>
          </table:table-cell>
          <table:table-cell table:style-name="ce3" table:formula="of:=AVERAGE([.X7:.X36])" office:value-type="string" office:string-value="#DIV/0!" calcext:value-type="error">
            <text:p>#DIV/0!</text:p>
          </table:table-cell>
          <table:table-cell table:style-name="ce3" table:formula="of:=AVERAGE([.Y7:.Y36])" office:value-type="string" office:string-value="#DIV/0!" calcext:value-type="error">
            <text:p>#DIV/0!</text:p>
          </table:table-cell>
          <table:table-cell table:style-name="ce3" table:formula="of:=AVERAGE([.Z7:.Z36])" office:value-type="string" office:string-value="#DIV/0!" calcext:value-type="error">
            <text:p>#DIV/0!</text:p>
          </table:table-cell>
          <table:table-cell table:style-name="ce3" table:formula="of:=AVERAGE([.AA7:.AA36])" office:value-type="string" office:string-value="#DIV/0!" calcext:value-type="error">
            <text:p>#DIV/0!</text:p>
          </table:table-cell>
          <table:table-cell table:style-name="ce3" table:formula="of:=AVERAGE([.AB7:.AB36])" office:value-type="string" office:string-value="#DIV/0!" calcext:value-type="error">
            <text:p>#DIV/0!</text:p>
          </table:table-cell>
          <table:table-cell table:style-name="ce3" table:formula="of:=AVERAGE([.AC7:.AC36])" office:value-type="string" office:string-value="#DIV/0!" calcext:value-type="error">
            <text:p>#DIV/0!</text:p>
          </table:table-cell>
          <table:table-cell table:style-name="ce3" table:formula="of:=AVERAGE([.AD7:.AD36])" office:value-type="string" office:string-value="#DIV/0!" calcext:value-type="error">
            <text:p>#DIV/0!</text:p>
          </table:table-cell>
          <table:table-cell table:style-name="ce3" table:formula="of:=AVERAGE([.AE7:.AE36])" office:value-type="string" office:string-value="#DIV/0!" calcext:value-type="error">
            <text:p>#DIV/0!</text:p>
          </table:table-cell>
          <table:table-cell table:style-name="ce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empo total de execução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" office:value-type="float" office:value="14.5500204666667" calcext:value-type="float">
            <text:p>14,5500204667</text:p>
          </table:table-cell>
          <table:table-cell office:value-type="float" office:value="16.4330448666667" calcext:value-type="float">
            <text:p>16,433044866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24.7944393333333" calcext:value-type="float">
            <text:p>24,7944393333</text:p>
          </table:table-cell>
          <table:table-cell office:value-type="float" office:value="31.5235542666667" calcext:value-type="float">
            <text:p>31,523554266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4" office:value-type="float" office:value="31.0264242" calcext:value-type="float">
            <text:p>31,0264242</text:p>
          </table:table-cell>
          <table:table-cell office:value-type="float" office:value="40.7589047" calcext:value-type="float">
            <text:p>40,758904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37.1166416333333" calcext:value-type="float">
            <text:p>37,1166416333</text:p>
          </table:table-cell>
          <table:table-cell office:value-type="float" office:value="51.9506888333333" calcext:value-type="float">
            <text:p>51,9506888333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47.4042368666667" calcext:value-type="float">
            <text:p>47,4042368667</text:p>
          </table:table-cell>
          <table:table-cell office:value-type="float" office:value="62.7513144" calcext:value-type="float">
            <text:p>62,7513144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44.0135080666667" calcext:value-type="float">
            <text:p>44,0135080667</text:p>
          </table:table-cell>
          <table:table-cell office:value-type="float" office:value="73.2565588666667" calcext:value-type="float">
            <text:p>73,256558866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46.9537331333333" calcext:value-type="float">
            <text:p>46,9537331333</text:p>
          </table:table-cell>
          <table:table-cell office:value-type="float" office:value="85.1700150714286" calcext:value-type="float">
            <text:p>85,1700150714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49.0562983333333" calcext:value-type="float">
            <text:p>49,0562983333</text:p>
          </table:table-cell>
          <table:table-cell office:value-type="float" office:value="94.7279303666667" calcext:value-type="float">
            <text:p>94,727930366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53.78234" calcext:value-type="float">
            <text:p>53,78234</text:p>
          </table:table-cell>
          <table:table-cell office:value-type="float" office:value="102.4928638" calcext:value-type="float">
            <text:p>102,4928638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float" office:value="59.0642393333333" calcext:value-type="float">
            <text:p>59,0642393333</text:p>
          </table:table-cell>
          <table:table-cell office:value-type="float" office:value="110.489447222222" calcext:value-type="float">
            <text:p>110,489447222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1.010134" calcext:value-type="float">
            <text:p>61,010134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69.044896" calcext:value-type="float">
            <text:p>69,044896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64.90028" calcext:value-type="float">
            <text:p>64,90028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68.2324725" calcext:value-type="float">
            <text:p>68,232472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70.0660845" calcext:value-type="float">
            <text:p>70,0660845</text:p>
          </table:table-cell>
          <table:table-cell table:number-columns-repeated="29"/>
        </table:table-row>
        <table:table-row table:style-name="ro1" table:number-rows-repeated="104852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0000-00-00T00:00:02.5573384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4:22:27.252515077</meta:creation-date>
    <meta:editing-duration>PT1H2M41S</meta:editing-duration>
    <meta:editing-cycles>7</meta:editing-cycles>
    <meta:generator>LibreOffice/4.1.3.2$Linux_X86_64 LibreOffice_project/410m0$Build-2</meta:generator>
    <meta:initial-creator>igor </meta:initial-creator>
    <dc:date>2014-07-07T14:16:56.352097095</dc:date>
    <dc:creator>igor </dc:creator>
    <meta:document-statistic meta:table-count="2" meta:cell-count="12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1cm" svg:y="0.316cm" chart:style-name="ch2">
          <text:p>Dimensões X Tempo total de execução</text:p>
        </chart:title>
        <chart:legend chart:legend-position="end" svg:x="12.645cm" svg:y="3.952cm" style:legend-expansion="high" chart:style-name="ch3"/>
        <chart:plot-area chart:style-name="ch4" table:cell-range-address="Planilha1.C40:Planilha1.D55" chart:data-source-has-labels="row" svg:x="0.77cm" svg:y="1.661cm" svg:width="11.235cm" svg:height="6.739cm">
          <chartooo:coordinate-region svg:x="1.577cm" svg:y="1.86cm" svg:width="10.241cm" svg:height="5.8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C41:Planilha1.C55" chart:label-cell-address="Planilha1.C40:Planilha1.C40" chart:class="chart:line">
            <chart:data-point chart:repeated="15"/>
          </chart:series>
          <chart:series chart:style-name="ch8" chart:values-cell-range-address="Planilha1.D41:Planilha1.D55" chart:label-cell-address="Planilha1.D40:Planilha1.D40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ção</text:p>
                <draw:g>
                  <svg:desc>Planilha1.C40:Planilha1.C40</svg:desc>
                </draw:g>
              </table:table-cell>
              <table:table-cell office:value-type="string">
                <text:p>Interpretação</text:p>
                <draw:g>
                  <svg:desc>Planilha1.D40:Planilha1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746629666667">
                <text:p>52.6746629666667</text:p>
                <draw:g>
                  <svg:desc>Planilha1.C41:Planilha1.C55</svg:desc>
                </draw:g>
              </table:table-cell>
              <table:table-cell office:value-type="float" office:value="16.4330448666667">
                <text:p>16.4330448666667</text:p>
                <draw:g>
                  <svg:desc>Planilha1.D41:Planilha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2973835">
                <text:p>68.2973835</text:p>
              </table:table-cell>
              <table:table-cell office:value-type="float" office:value="31.5235542666667">
                <text:p>31.5235542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4032212666667">
                <text:p>71.4032212666667</text:p>
              </table:table-cell>
              <table:table-cell office:value-type="float" office:value="40.7589047">
                <text:p>40.7589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791060333333">
                <text:p>80.0791060333333</text:p>
              </table:table-cell>
              <table:table-cell office:value-type="float" office:value="51.9506888333333">
                <text:p>51.9506888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51852">
                <text:p>91.51852</text:p>
              </table:table-cell>
              <table:table-cell office:value-type="float" office:value="62.7513144">
                <text:p>62.7513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421703333333">
                <text:p>101.421703333333</text:p>
              </table:table-cell>
              <table:table-cell office:value-type="float" office:value="73.2565588666667">
                <text:p>73.2565588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.29733">
                <text:p>116.29733</text:p>
              </table:table-cell>
              <table:table-cell office:value-type="float" office:value="85.1700150714286">
                <text:p>85.1700150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.188651333333">
                <text:p>122.188651333333</text:p>
              </table:table-cell>
              <table:table-cell office:value-type="float" office:value="94.7279303666667">
                <text:p>94.7279303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359305">
                <text:p>129.359305</text:p>
              </table:table-cell>
              <table:table-cell office:value-type="float" office:value="102.4928638">
                <text:p>102.4928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25335333333">
                <text:p>136.925335333333</text:p>
              </table:table-cell>
              <table:table-cell office:value-type="float" office:value="110.489447222222">
                <text:p>110.489447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513cm" xlink:href=".." xlink:type="simple" chart:class="chart:line" chart:style-name="ch1">
        <chart:title svg:x="4.317cm" svg:y="0.306cm" chart:style-name="ch2">
          <text:p>Variáveis X tempo total de execução</text:p>
        </chart:title>
        <chart:legend chart:legend-position="end" svg:x="10.818cm" svg:y="3.957cm" style:legend-expansion="high" chart:style-name="ch3"/>
        <chart:plot-area chart:style-name="ch4" table:cell-range-address="Planilha2.C40:Planilha2.C50" chart:data-source-has-labels="row" svg:x="0.769cm" svg:y="1.621cm" svg:width="9.411cm" svg:height="6.302cm">
          <chartooo:coordinate-region svg:x="1.39cm" svg:y="1.821cm" svg:width="8.603cm" svg:height="5.45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2.C41:Planilha2.C50" chart:label-cell-address="Planilha2.C40:Planilha2.C4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total de execução</text:p>
                <draw:g>
                  <svg:desc>Planilha2.C40:Planilha2.C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00204666667">
                <text:p>14.5500204666667</text:p>
                <draw:g>
                  <svg:desc>Planilha2.C41:Planilha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7944393333333">
                <text:p>24.794439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0264242">
                <text:p>31.0264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1166416333333">
                <text:p>37.1166416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4042368666667">
                <text:p>47.4042368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0135080666667">
                <text:p>44.0135080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9537331333333">
                <text:p>46.9537331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0562983333333">
                <text:p>49.05629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78234">
                <text:p>53.78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0642393333333">
                <text:p>59.064239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Planilha2.D41:Planilha2.D50" svg:x="0.77cm" svg:y="0.855cm" svg:width="11.844cm" svg:height="7.545cm">
          <chartooo:coordinate-region svg:x="1.577cm" svg:y="1.054cm" svg:width="10.8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2.D41:Planilha2.D50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330448666667">
                <text:p>16.4330448666667</text:p>
                <draw:g>
                  <svg:desc>Planilha2.D41:Planilha2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235542666667">
                <text:p>31.5235542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7589047">
                <text:p>40.7589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506888333333">
                <text:p>51.9506888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7513144">
                <text:p>62.7513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565588666667">
                <text:p>73.2565588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1700150714286">
                <text:p>85.1700150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7279303666667">
                <text:p>94.7279303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.4928638">
                <text:p>102.4928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.489447222222">
                <text:p>110.489447222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